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0000008A80000067E8F735EA6ED9F0C0B.jpg" manifest:media-type="image/jpeg"/>
  <manifest:file-entry manifest:full-path="Pictures/10000001000001090000006F08A88465AD1986F2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0e6ff" draw:textarea-horizontal-align="justify" draw:textarea-vertical-align="bottom" draw:auto-grow-height="false" fo:min-height="9.376cm" fo:min-width="6.74cm" fo:padding-bottom="-0.3cm"/>
    </style:style>
    <style:style style:name="gr4" style:family="graphic" style:parent-style-name="standard">
      <style:graphic-properties svg:stroke-color="#000000" draw:fill-color="#f0e6ff" draw:textarea-horizontal-align="justify" draw:textarea-vertical-align="bottom" draw:auto-grow-height="false" fo:min-height="9.367cm" fo:min-width="6.739cm" fo:padding-bottom="-0.3cm"/>
      <style:paragraph-properties style:writing-mode="lr-tb"/>
    </style:style>
    <style:style style:name="gr5" style:family="graphic" style:parent-style-name="standard">
      <style:graphic-properties svg:stroke-color="#000000" draw:fill-color="#f0e6ff" draw:textarea-horizontal-align="justify" draw:textarea-vertical-align="bottom" draw:auto-grow-height="false" fo:min-height="9.366cm" fo:min-width="10.207cm" fo:padding-bottom="-0.3cm"/>
      <style:paragraph-properties style:writing-mode="lr-tb"/>
    </style:style>
    <style:style style:name="gr6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7.476cm" fo:min-width="2.046cm" draw:shadow-opacity="50%"/>
      <style:paragraph-properties style:writing-mode="lr-tb"/>
    </style:style>
    <style:style style:name="gr7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5.64cm" fo:min-width="2.044cm" draw:shadow-opacity="50%"/>
      <style:paragraph-properties style:writing-mode="lr-tb"/>
    </style:style>
    <style:style style:name="gr8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5.636cm" fo:min-width="2.046cm" draw:shadow-opacity="50%"/>
      <style:paragraph-properties style:writing-mode="lr-tb"/>
    </style:style>
    <style:style style:name="gr9" style:family="graphic" style:parent-style-name="standard">
      <style:graphic-properties svg:stroke-color="#000000" draw:fill-color="#cfe7f5" draw:opacity="50%" draw:textarea-horizontal-align="left" draw:textarea-vertical-align="middle" draw:auto-grow-height="false" fo:min-height="1.356cm" fo:min-width="22.233cm" draw:shadow-opacity="50%"/>
      <style:paragraph-properties style:writing-mode="lr-tb"/>
    </style:style>
    <style:style style:name="gr10" style:family="graphic" style:parent-style-name="standard">
      <style:graphic-properties svg:stroke-color="#000000" draw:fill-color="#cfe7f5" draw:opacity="50%" draw:fill-image-width="0cm" draw:fill-image-height="0cm" draw:textarea-horizontal-align="left" draw:textarea-vertical-align="middle" draw:auto-grow-height="false" fo:min-height="1.356cm" fo:min-width="22.28cm" draw:shadow-opacity="50%"/>
      <style:paragraph-properties style:writing-mode="lr-tb"/>
    </style:style>
    <style:style style:name="gr11" style:family="graphic" style:parent-style-name="standard">
      <style:graphic-properties svg:stroke-color="#000000" draw:fill-color="#cfe7f5" draw:opacity="50%" draw:textarea-horizontal-align="left" draw:textarea-vertical-align="middle" draw:auto-grow-height="false" fo:min-height="1.356cm" fo:min-width="22.234cm" draw:shadow-opacity="50%"/>
      <style:paragraph-properties style:writing-mode="lr-tb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608cm" fo:min-width="1.45cm"/>
      <style:paragraph-properties style:writing-mode="lr-tb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608cm" fo:min-width="1.443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08cm" fo:min-width="1.444cm"/>
      <style:paragraph-properties style:writing-mode="lr-tb"/>
    </style:style>
    <style:style style:name="gr15" style:family="graphic" style:parent-style-name="standard">
      <style:graphic-properties svg:stroke-color="#000000" draw:marker-end="" draw:textarea-vertical-align="middle"/>
    </style:style>
    <style:style style:name="gr16" style:family="graphic" style:parent-style-name="standard">
      <style:graphic-properties draw:stroke="dash" draw:stroke-dash="Ultrafine_20_Dashed" svg:stroke-color="#000000" draw:fill-color="#f0e6ff" draw:textarea-horizontal-align="justify" draw:textarea-vertical-align="middle" draw:auto-grow-height="false" fo:min-height="0.608cm" fo:min-width="1.45cm"/>
      <style:paragraph-properties style:writing-mode="lr-tb"/>
    </style:style>
    <style:style style:name="gr17" style:family="graphic" style:parent-style-name="standard">
      <style:graphic-properties draw:stroke="dash" draw:stroke-dash="Ultrafine_20_Dashed" svg:stroke-color="#000000" draw:fill-color="#f0e6ff" draw:textarea-horizontal-align="justify" draw:textarea-vertical-align="middle" draw:auto-grow-height="false" fo:min-height="0.608cm" fo:min-width="1.443cm"/>
      <style:paragraph-properties style:writing-mode="lr-tb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608cm" fo:min-width="1.444cm"/>
      <style:paragraph-properties style:writing-mode="lr-tb"/>
    </style:style>
    <style:style style:name="gr19" style:family="graphic" style:parent-style-name="standard">
      <style:graphic-properties svg:stroke-color="#000000" draw:fill-color="#f0e6ff" draw:textarea-horizontal-align="justify" draw:textarea-vertical-align="middle" draw:auto-grow-height="false" fo:min-height="0.608cm" fo:min-width="1.45cm"/>
      <style:paragraph-properties style:writing-mode="lr-tb"/>
    </style:style>
    <style:style style:name="gr20" style:family="graphic" style:parent-style-name="standard">
      <style:graphic-properties svg:stroke-color="#000000" draw:fill-color="#f0e6ff" draw:textarea-horizontal-align="justify" draw:textarea-vertical-align="middle" draw:auto-grow-height="false" fo:min-height="0.608cm" fo:min-width="1.443cm"/>
      <style:paragraph-properties style:writing-mode="lr-tb"/>
    </style:style>
    <style:style style:name="gr21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1.646cm" fo:wrap-option="no-wrap"/>
      <style:paragraph-properties style:writing-mode="lr-tb"/>
    </style:style>
    <style:style style:name="gr22" style:family="graphic" style:parent-style-name="standard">
      <style:graphic-properties svg:stroke-color="#000000" draw:fill-color="#f0e6ff" draw:textarea-horizontal-align="justify" draw:textarea-vertical-align="bottom" draw:auto-grow-height="false" fo:min-height="8.909cm" fo:min-width="3.394cm" fo:padding-bottom="-0.2cm"/>
    </style:style>
    <style:style style:name="gr23" style:family="graphic" style:parent-style-name="standard">
      <style:graphic-properties svg:stroke-color="#000000" draw:fill-color="#f0e6ff" draw:textarea-horizontal-align="justify" draw:textarea-vertical-align="bottom" draw:auto-grow-height="false" fo:min-height="8.909cm" fo:min-width="3.394cm" fo:padding-bottom="0cm"/>
      <style:paragraph-properties style:writing-mode="lr-tb"/>
    </style:style>
    <style:style style:name="gr24" style:family="graphic" style:parent-style-name="standard">
      <style:graphic-properties svg:stroke-color="#000000" draw:fill="solid" draw:fill-color="#cfe7f5" draw:opacity="50%" draw:textarea-horizontal-align="left" draw:textarea-vertical-align="middle" draw:auto-grow-height="false" fo:min-height="1.356cm" fo:min-width="12.628cm" draw:shadow-opacity="50%"/>
      <style:paragraph-properties style:writing-mode="lr-tb"/>
    </style:style>
    <style:style style:name="gr25" style:family="graphic" style:parent-style-name="standard">
      <style:graphic-properties svg:stroke-color="#000000" draw:fill-color="#cfe7f5" draw:opacity="50%" draw:fill-image-width="0cm" draw:fill-image-height="0cm" draw:textarea-horizontal-align="left" draw:textarea-vertical-align="middle" draw:auto-grow-height="false" fo:min-height="1.356cm" fo:min-width="12.628cm" draw:shadow-opacity="50%"/>
      <style:paragraph-properties style:writing-mode="lr-tb"/>
    </style:style>
    <style:style style:name="gr26" style:family="graphic" style:parent-style-name="standard">
      <style:graphic-properties svg:stroke-color="#000000" draw:fill-color="#cfe7f5" draw:opacity="50%" draw:textarea-horizontal-align="left" draw:textarea-vertical-align="middle" draw:auto-grow-height="false" fo:min-height="1.356cm" fo:min-width="12.628cm" draw:shadow-opacity="50%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16cm" fo:min-width="9.617cm"/>
      <style:paragraph-properties style:writing-mode="lr-tb"/>
    </style:style>
    <style:style style:name="gr28" style:family="graphic" style:parent-style-name="standard">
      <style:graphic-properties draw:stroke="dash" draw:stroke-dash="Fine_20_Dashed" svg:stroke-color="#000000" draw:marker-end="Arrow_20_concave" draw:marker-end-width="0.203cm" draw:textarea-vertical-align="middle"/>
    </style:style>
    <style:style style:name="gr29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1.16cm" fo:min-width="1.656cm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 fo:min-height="0.258cm" fo:min-width="0.77cm"/>
    </style:style>
    <style:style style:name="gr31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2" style:family="graphic" style:parent-style-name="standard">
      <style:graphic-properties svg:stroke-color="#000000" draw:fill="gradient" draw:fill-color="#cccccc" draw:fill-gradient-name="Gradient_20_3" draw:gradient-step-count="200" draw:textarea-horizontal-align="justify" draw:textarea-vertical-align="middle" draw:auto-grow-height="false" fo:min-height="2.372cm" fo:min-width="10.936cm"/>
    </style:style>
    <style:style style:name="gr33" style:family="graphic" style:parent-style-name="standard">
      <style:graphic-properties svg:stroke-color="#000000" draw:fill="gradient" draw:fill-color="#dddddd" draw:fill-gradient-name="Gradient_20_3" draw:gradient-step-count="200" draw:textarea-horizontal-align="justify" draw:textarea-vertical-align="middle" draw:auto-grow-height="false" fo:min-height="2.371cm" fo:min-width="10.936cm"/>
    </style:style>
    <style:style style:name="gr34" style:family="graphic" style:parent-style-name="standard">
      <style:graphic-properties svg:stroke-color="#000000" draw:fill="gradient" draw:fill-color="#eeeeee" draw:fill-gradient-name="Gradient_20_3" draw:gradient-step-count="200" draw:textarea-horizontal-align="justify" draw:textarea-vertical-align="middle" draw:auto-grow-height="false" fo:min-height="2.372cm" fo:min-width="10.936cm"/>
    </style:style>
    <style:style style:name="gr35" style:family="graphic" style:parent-style-name="standard">
      <style:graphic-properties svg:stroke-color="#b2b2b2" draw:fill="solid" draw:fill-color="#f0e6ff" draw:textarea-horizontal-align="justify" draw:textarea-vertical-align="middle" draw:auto-grow-height="false" fo:min-height="0.123cm" fo:min-width="0.256cm"/>
      <style:paragraph-properties style:writing-mode="lr-tb"/>
    </style:style>
    <style:style style:name="gr36" style:family="graphic" style:parent-style-name="standard">
      <style:graphic-properties svg:stroke-color="#b2b2b2" draw:fill="solid" draw:fill-color="#f0e6ff" draw:textarea-horizontal-align="justify" draw:textarea-vertical-align="middle" draw:auto-grow-height="false" fo:min-height="0.123cm" fo:min-width="0.259cm"/>
      <style:paragraph-properties style:writing-mode="lr-tb"/>
    </style:style>
    <style:style style:name="gr37" style:family="graphic" style:parent-style-name="standard">
      <style:graphic-properties svg:stroke-color="#b2b2b2" draw:fill="solid" draw:fill-color="#f0e6ff" draw:textarea-horizontal-align="justify" draw:textarea-vertical-align="middle" draw:auto-grow-height="false" fo:min-height="0.123cm" fo:min-width="0.26cm"/>
      <style:paragraph-properties style:writing-mode="lr-tb"/>
    </style:style>
    <style:style style:name="gr38" style:family="graphic" style:parent-style-name="standard">
      <style:graphic-properties svg:stroke-color="#999999" draw:fill="solid" draw:fill-color="#f0e6ff" draw:textarea-horizontal-align="justify" draw:textarea-vertical-align="middle" draw:auto-grow-height="false" fo:min-height="0.123cm" fo:min-width="0.256cm"/>
      <style:paragraph-properties style:writing-mode="lr-tb"/>
    </style:style>
    <style:style style:name="gr39" style:family="graphic" style:parent-style-name="standard">
      <style:graphic-properties svg:stroke-color="#999999" draw:fill="solid" draw:fill-color="#f0e6ff" draw:textarea-horizontal-align="justify" draw:textarea-vertical-align="middle" draw:auto-grow-height="false" fo:min-height="0.123cm" fo:min-width="0.257cm"/>
      <style:paragraph-properties style:writing-mode="lr-tb"/>
    </style:style>
    <style:style style:name="gr40" style:family="graphic" style:parent-style-name="standard">
      <style:graphic-properties svg:stroke-color="#999999" draw:fill="solid" draw:fill-color="#f0e6ff" draw:textarea-horizontal-align="justify" draw:textarea-vertical-align="middle" draw:auto-grow-height="false" fo:min-height="0.123cm" fo:min-width="0.259cm"/>
      <style:paragraph-properties style:writing-mode="lr-tb"/>
    </style:style>
    <style:style style:name="gr41" style:family="graphic" style:parent-style-name="standard">
      <style:graphic-properties svg:stroke-color="#b2b2b2" draw:fill="solid" draw:fill-color="#f0e6ff" draw:textarea-horizontal-align="justify" draw:textarea-vertical-align="middle" draw:auto-grow-height="false" fo:min-height="0.123cm" fo:min-width="0.257cm"/>
      <style:paragraph-properties style:writing-mode="lr-tb"/>
    </style:style>
    <style:style style:name="gr4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481cm" fo:min-width="8.955cm"/>
      <style:paragraph-properties style:writing-mode="lr-tb"/>
    </style:style>
    <style:style style:name="gr43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6cm" fo:min-width="0.26cm"/>
      <style:paragraph-properties style:writing-mode="lr-tb"/>
    </style:style>
    <style:style style:name="gr44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6cm" fo:min-width="0.257cm"/>
      <style:paragraph-properties style:writing-mode="lr-tb"/>
    </style:style>
    <style:style style:name="gr45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6cm" fo:min-width="0.256cm"/>
      <style:paragraph-properties style:writing-mode="lr-tb"/>
    </style:style>
    <style:style style:name="gr46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6cm" fo:min-width="0.259cm"/>
      <style:paragraph-properties style:writing-mode="lr-tb"/>
    </style:style>
    <style:style style:name="gr47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2cm" fo:min-width="0.259cm"/>
      <style:paragraph-properties style:writing-mode="lr-tb"/>
    </style:style>
    <style:style style:name="gr48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2cm" fo:min-width="0.256cm"/>
      <style:paragraph-properties style:writing-mode="lr-tb"/>
    </style:style>
    <style:style style:name="gr49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2cm" fo:min-width="0.257cm"/>
      <style:paragraph-properties style:writing-mode="lr-tb"/>
    </style:style>
    <style:style style:name="gr50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2cm" fo:min-width="0.26cm"/>
      <style:paragraph-properties style:writing-mode="lr-tb"/>
    </style:style>
    <style:style style:name="gr51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7cm" fo:min-width="0.26cm"/>
      <style:paragraph-properties style:writing-mode="lr-tb"/>
    </style:style>
    <style:style style:name="gr52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7cm" fo:min-width="0.257cm"/>
      <style:paragraph-properties style:writing-mode="lr-tb"/>
    </style:style>
    <style:style style:name="gr53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7cm" fo:min-width="0.256cm"/>
      <style:paragraph-properties style:writing-mode="lr-tb"/>
    </style:style>
    <style:style style:name="gr54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7cm" fo:min-width="0.259cm"/>
      <style:paragraph-properties style:writing-mode="lr-tb"/>
    </style:style>
    <style:style style:name="gr55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3cm" fo:min-width="0.259cm"/>
      <style:paragraph-properties style:writing-mode="lr-tb"/>
    </style:style>
    <style:style style:name="gr56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3cm" fo:min-width="0.256cm"/>
      <style:paragraph-properties style:writing-mode="lr-tb"/>
    </style:style>
    <style:style style:name="gr57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3cm" fo:min-width="0.257cm"/>
      <style:paragraph-properties style:writing-mode="lr-tb"/>
    </style:style>
    <style:style style:name="gr58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123cm" fo:min-width="0.26cm"/>
      <style:paragraph-properties style:writing-mode="lr-tb"/>
    </style:style>
    <style:style style:name="gr59" style:family="graphic" style:parent-style-name="standard">
      <style:graphic-properties svg:stroke-color="#808080" draw:fill="solid" draw:fill-color="#f0e6ff" draw:textarea-horizontal-align="justify" draw:textarea-vertical-align="middle" draw:auto-grow-height="false" fo:min-height="0.123cm" fo:min-width="0.259cm"/>
      <style:paragraph-properties style:writing-mode="lr-tb"/>
    </style:style>
    <style:style style:name="gr6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481cm" fo:min-width="8.959cm"/>
      <style:paragraph-properties style:writing-mode="lr-tb"/>
    </style:style>
    <style:style style:name="gr61" style:family="graphic" style:parent-style-name="standard">
      <style:graphic-properties svg:stroke-width="0cm" svg:stroke-color="#000000" draw:marker-start-width="0.37cm" draw:marker-end-width="0.37cm" draw:fill="none" draw:fill-color="#ffffff" draw:textarea-horizontal-align="justify" draw:textarea-vertical-align="middle" draw:auto-grow-height="false" fo:min-height="0.486cm" fo:min-width="8.959cm" fo:padding-top="0.125cm" fo:padding-bottom="0.125cm" fo:padding-left="0.25cm" fo:padding-right="0.25cm"/>
      <style:paragraph-properties style:writing-mode="lr-tb"/>
    </style:style>
    <style:style style:name="gr6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48cm" fo:min-width="8.959cm"/>
      <style:paragraph-properties style:writing-mode="lr-tb"/>
    </style:style>
    <style:style style:name="gr63" style:family="graphic" style:parent-style-name="standard">
      <style:graphic-properties svg:stroke-width="0cm" svg:stroke-color="#b2b2b2" draw:marker-start-width="0.37cm" draw:marker-end-width="0.37cm" draw:fill="solid" draw:fill-color="#ffffff" draw:textarea-horizontal-align="justify" draw:textarea-vertical-align="middle" draw:auto-grow-height="false" fo:min-height="0.127cm" fo:min-width="0.26cm" fo:padding-top="0.125cm" fo:padding-bottom="0.125cm" fo:padding-left="0.25cm" fo:padding-right="0.25cm"/>
      <style:paragraph-properties style:writing-mode="lr-tb"/>
    </style:style>
    <style:style style:name="gr6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487cm" fo:min-width="8.959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title">
      <style:graphic-properties draw:auto-grow-height="true" fo:min-height="1.737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4.721cm"/>
      <style:paragraph-properties style:writing-mode="lr-tb"/>
    </style:style>
    <style:style style:name="pr8" style:family="presentation" style:parent-style-name="master-title">
      <style:graphic-properties fo:min-height="1.741cm"/>
      <style:paragraph-properties style:writing-mode="lr-tb"/>
    </style:style>
    <style:style style:name="pr9" style:family="presentation" style:parent-style-name="master-outline1">
      <style:graphic-properties fo:min-height="14.15cm"/>
      <style:paragraph-properties style:writing-mode="lr-tb"/>
    </style:style>
    <style:style style:name="pr10" style:family="presentation" style:parent-style-name="master-notes">
      <style:graphic-properties draw:fill-color="#ffffff" fo:min-height="13.364cm"/>
      <style:paragraph-properties style:writing-mode="lr-tb"/>
    </style:style>
    <style:style style:name="pr11" style:family="presentation" style:parent-style-name="master-notes">
      <style:graphic-properties draw:fill-color="#ffffff" fo:min-height="14.676cm"/>
      <style:paragraph-properties style:writing-mode="lr-tb"/>
    </style:style>
    <style:style style:name="pr12" style:family="presentation" style:parent-style-name="master-outline1" style:list-style-name="L4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0e6ff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0e6ff"/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cccccc" draw:opacity="100%" draw:fill-image-width="0cm" draw:fill-image-height="0cm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text-align="start" style:writing-mode="lr-tb"/>
      <style:text-properties fo:font-size="14pt" style:font-size-asian="14pt" style:font-size-complex="14pt"/>
    </style:style>
    <style:style style:name="P18" style:family="paragraph">
      <loext:graphic-properties draw:fill-color="#cccccc" draw:opacity="100%" draw:fill-image-width="0cm" draw:fill-image-height="0cm"/>
      <style:paragraph-properties fo:text-align="start" style:writing-mode="lr-tb"/>
      <style:text-properties fo:font-size="14pt" style:font-size-asian="14pt" style:font-size-complex="14pt"/>
    </style:style>
    <style:style style:name="P19" style:family="paragraph">
      <style:paragraph-properties fo:text-align="start" style:writing-mode="lr-tb"/>
      <style:text-properties fo:font-size="14pt" style:font-size-asian="16pt" style:font-size-complex="16pt"/>
    </style:style>
    <style:style style:name="P20" style:family="paragraph">
      <loext:graphic-properties draw:fill-color="#cfe7f5" draw:opacity="50%"/>
      <style:paragraph-properties fo:text-align="start" style:writing-mode="lr-tb"/>
      <style:text-properties fo:font-size="14pt" style:font-size-asian="16pt" style:font-size-complex="16pt"/>
    </style:style>
    <style:style style:name="P21" style:family="paragraph">
      <loext:graphic-properties draw:fill-color="#cfe7f5" draw:opacity="50%" draw:fill-image-width="0cm" draw:fill-image-height="0cm"/>
      <style:paragraph-properties fo:text-align="start" style:writing-mode="lr-tb"/>
      <style:text-properties fo:font-size="14pt" style:font-size-asian="16pt" style:font-size-complex="16pt"/>
    </style:style>
    <style:style style:name="P22" style:family="paragraph">
      <style:paragraph-properties fo:text-align="center" style:writing-mode="lr-tb"/>
      <style:text-properties fo:font-size="10pt" style:font-size-asian="10pt" style:font-size-complex="10pt"/>
    </style:style>
    <style:style style:name="P23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style:paragraph-properties fo:text-align="center"/>
    </style:style>
    <style:style style:name="P27" style:family="paragraph">
      <loext:graphic-properties draw:fill-color="#f0e6ff"/>
      <style:paragraph-properties fo:text-align="center" style:writing-mode="lr-tb"/>
      <style:text-properties fo:font-size="10pt" style:font-size-asian="10pt" style:font-size-complex="10pt"/>
    </style:style>
    <style:style style:name="P28" style:family="paragraph">
      <style:paragraph-properties fo:text-align="center" style:writing-mode="lr-tb"/>
      <style:text-properties fo:color="#666666" loext:opacity="100%" fo:font-size="12pt" style:font-size-asian="12pt" style:font-size-complex="12pt"/>
    </style:style>
    <style:style style:name="P29" style:family="paragraph">
      <loext:graphic-properties draw:fill-color="#ffffff"/>
      <style:paragraph-properties fo:text-align="center" style:writing-mode="lr-tb"/>
      <style:text-properties fo:color="#666666" loext:opacity="100%" fo:font-size="12pt" style:font-size-asian="12pt" style:font-size-complex="12pt"/>
    </style:style>
    <style:style style:name="P30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style:paragraph-properties fo:margin-left="0cm" fo:margin-right="0cm" fo:margin-top="0cm" fo:margin-bottom="0.2cm" fo:text-indent="-0.6cm"/>
    </style:style>
    <style:style style:name="P32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33" style:family="paragraph">
      <loext:graphic-properties draw:fill="solid" draw:fill-color="#cfe7f5" draw:opacity="50%"/>
      <style:paragraph-properties fo:text-align="start" style:writing-mode="lr-tb"/>
      <style:text-properties fo:font-size="14pt" style:font-size-asian="16pt" style:font-size-complex="16pt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Mono3" fo:font-size="14pt" style:font-size-asian="14pt" style:font-size-complex="14pt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/>
      <style:paragraph-properties fo:text-align="start" style:writing-mode="lr-tb"/>
      <style:text-properties style:font-name="Liberation Mono3" fo:font-size="18pt"/>
    </style:style>
    <style:style style:name="P38" style:family="paragraph">
      <style:paragraph-properties fo:margin-top="0cm" fo:margin-bottom="0.6cm"/>
    </style:style>
    <style:style style:name="P39" style:family="paragraph">
      <style:paragraph-properties fo:margin-top="0cm" fo:margin-bottom="0.3cm"/>
    </style:style>
    <style:style style:name="P40" style:family="paragraph">
      <style:paragraph-properties fo:margin-top="0cm" fo:margin-bottom="0.1cm" style:writing-mode="lr-tb"/>
      <style:text-properties fo:color="#000000" loext:opacity="100%"/>
    </style:style>
    <style:style style:name="P41" style:family="paragraph">
      <loext:graphic-properties draw:fill="gradient" draw:fill-color="#cccccc" draw:fill-gradient-name="Gradient_20_3" draw:gradient-step-count="200"/>
      <style:paragraph-properties fo:text-align="center"/>
    </style:style>
    <style:style style:name="P42" style:family="paragraph">
      <loext:graphic-properties draw:fill="gradient" draw:fill-color="#dddddd" draw:fill-gradient-name="Gradient_20_3" draw:gradient-step-count="200"/>
      <style:paragraph-properties fo:text-align="center"/>
    </style:style>
    <style:style style:name="P43" style:family="paragraph">
      <loext:graphic-properties draw:fill="gradient" draw:fill-color="#eeeeee" draw:fill-gradient-name="Gradient_20_3" draw:gradient-step-count="200"/>
      <style:paragraph-properties fo:text-align="center"/>
    </style:style>
    <style:style style:name="P44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45" style:family="paragraph">
      <loext:graphic-properties draw:fill="solid" draw:fill-color="#f0e6ff"/>
      <style:paragraph-properties fo:text-align="center" style:writing-mode="lr-tb"/>
      <style:text-properties fo:font-style="normal" style:font-style-asian="normal" style:font-style-complex="normal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tyle="normal" style:font-style-asian="normal" style:font-style-complex="normal"/>
    </style:style>
    <style:style style:name="P47" style:family="paragraph">
      <loext:graphic-properties draw:fill="solid" draw:fill-color="#ffffff"/>
      <style:paragraph-properties fo:text-align="center" style:writing-mode="lr-tb"/>
      <style:text-properties fo:font-style="normal" style:font-style-asian="normal" style:font-style-complex="normal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loext:graphic-properties draw:fill="solid" draw:fill-color="#000000"/>
      <style:paragraph-properties fo:text-align="center" style:writing-mode="lr-tb"/>
      <style:text-properties fo:font-size="22pt" style:font-size-asian="22pt" style:font-size-complex="22pt"/>
    </style:style>
    <style:style style:name="P50" style:family="paragraph">
      <style:paragraph-properties fo:margin-left="0cm" fo:margin-right="0cm" fo:margin-top="0cm" fo:margin-bottom="0.2cm" fo:text-align="start" fo:text-indent="-0.6cm"/>
    </style:style>
    <style:style style:name="P51" style:family="paragraph">
      <loext:graphic-properties draw:fill-color="#ffffff"/>
      <style:paragraph-properties fo:margin-left="0cm" fo:margin-right="0cm" fo:margin-top="0cm" fo:margin-bottom="0.2cm" fo:text-align="start" fo:text-indent="-0.6cm" style:writing-mode="lr-tb"/>
      <style:text-properties fo:font-size="14pt" style:font-size-asian="14pt" style:font-size-complex="14pt"/>
    </style:style>
    <style:style style:name="P52" style:family="paragraph">
      <style:paragraph-properties fo:margin-top="0cm" fo:margin-bottom="0.2cm"/>
    </style:style>
    <style:style style:name="P53" style:family="paragraph">
      <style:paragraph-properties fo:margin-top="0cm" fo:margin-bottom="0.5cm"/>
    </style:style>
    <style:style style:name="P54" style:family="paragraph">
      <style:paragraph-properties style:writing-mode="lr-tb"/>
      <style:text-properties fo:color="#000000" loext:opacity="100%"/>
    </style:style>
    <style:style style:name="P55" style:family="paragraph">
      <loext:graphic-properties draw:fill-color="#ffffff"/>
      <style:paragraph-properties style:writing-mode="lr-tb"/>
    </style:style>
    <style:style style:name="P56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57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c5000b" loext:opacity="100%" style:font-name="Liberation Serif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language="ru" fo:country="RU" style:font-size-asian="16pt" style:font-size-complex="16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fo:color="#666666" loext:opacity="100%" fo:font-size="12pt" fo:language="ru" fo:country="RU" style:font-size-asian="12pt" style:font-size-complex="12pt"/>
    </style:style>
    <style:style style:name="T18" style:family="text">
      <style:text-properties style:font-name="Liberation Mono3" fo:font-size="14pt" style:font-size-asian="14pt" style:font-size-complex="14pt"/>
    </style:style>
    <style:style style:name="T19" style:family="text">
      <style:text-properties style:font-name="Liberation Mono3" fo:font-size="14pt" fo:font-style="italic" style:font-size-asian="14pt" style:font-style-asian="italic" style:font-size-complex="14pt" style:font-style-complex="italic"/>
    </style:style>
    <style:style style:name="T20" style:family="text">
      <style:text-properties style:font-name="Liberation Mono3" fo:font-size="14pt" fo:font-style="normal" style:font-size-asian="14pt" style:font-style-asian="normal" style:font-size-complex="14pt" style:font-style-complex="normal"/>
    </style:style>
    <style:style style:name="T21" style:family="text">
      <style:text-properties style:font-name="Liberation Mono3" fo:font-size="10pt" style:font-size-asian="10pt" style:font-size-complex="10pt"/>
    </style:style>
    <style:style style:name="T22" style:family="text">
      <style:text-properties style:font-name="Liberation Mono3" fo:font-size="9pt" style:font-size-asian="9pt" style:font-size-complex="9pt"/>
    </style:style>
    <style:style style:name="T2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4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5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6" style:family="text">
      <style:text-properties style:font-name="Liberation Mono3" fo:font-size="18pt"/>
    </style:style>
    <style:style style:name="T27" style:family="text">
      <style:text-properties fo:color="#000000" loext:opacity="100%" fo:language="ru" fo:country="RU"/>
    </style:style>
    <style:style style:name="T28" style:family="text">
      <style:text-properties fo:color="#000000" loext:opacity="100%" fo:font-size="22pt" fo:language="ru" fo:country="RU" style:font-size-asian="22pt" style:font-size-complex="22pt"/>
    </style:style>
    <style:style style:name="T29" style:family="text">
      <style:text-properties fo:color="#000000" loext:opacity="100%" style:font-name="Liberation Serif" fo:font-size="28pt" fo:language="ru" fo:country="RU" style:font-size-asian="28pt" style:font-size-complex="28pt"/>
    </style:style>
    <style:style style:name="T30" style:family="text">
      <style:text-properties fo:color="#000000" loext:opacity="100%" style:font-name="Liberation Serif" fo:font-size="22pt" fo:language="ru" fo:country="RU" style:font-size-asian="22pt" style:font-size-complex="22pt"/>
    </style:style>
    <style:style style:name="T31" style:family="text">
      <style:text-properties fo:language="be" fo:country="BY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6pt" fo:language="ru" fo:country="RU" style:font-size-asian="26pt" style:font-size-complex="26pt"/>
    </style:style>
    <style:style style:name="T39" style:family="text">
      <style:text-properties fo:color="#000000" loext:opacity="100%" style:font-name="Liberation Serif" fo:font-size="26pt" fo:language="ru" fo:country="RU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Организация данных</text:span><text:span text:style-name="T2"><text:line-break/></text:span><text:span text:style-name="T2">Физическая структур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Табличные пространства и каталоги</text:span></text:p>
              </text:list-item>
              <text:list-item>
                <text:p text:style-name="P9"><text:span text:style-name="T11">Файлы и страницы данных</text:span></text:p>
              </text:list-item>
              <text:list-item>
                <text:p text:style-name="P9"><text:span text:style-name="T11">Слои: данные, карты видимости и свободного пространства</text:span></text:p>
              </text:list-item>
              <text:list-item>
                <text:p text:style-name="P9"><text:span text:style-name="T11">Технология TOA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custom-shape draw:style-name="gr3" draw:text-style-name="P12" draw:layer="layout" svg:width="7.24cm" svg:height="11.76cm" svg:x="17.105cm" svg:y="7.81cm">
          <text:p/>
          <draw:enhanced-geometry svg:viewBox="0 0 88 21600" draw:glue-points="44 ?f6 44 0 0 10800 44 21600 88 10800" draw:text-areas="0 ?f6 88 ?f3" draw:type="can" draw:modifiers="3134.547626157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4" draw:layer="layout" svg:width="7.239cm" svg:height="11.748cm" svg:x="16.805cm" svg:y="7.512cm">
          <text:p text:style-name="P13">template1</text:p>
          <draw:enhanced-geometry svg:viewBox="0 0 88 21600" draw:glue-points="44 ?f6 44 0 0 10800 44 21600 88 10800" draw:text-areas="0 ?f6 88 ?f3" draw:type="can" draw:modifiers="3134.547626157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4" draw:layer="layout" svg:width="10.706cm" svg:height="11.747cm" svg:x="5.505cm" svg:y="7.512cm">
          <text:p text:style-name="P13">postgres</text:p>
          <draw:enhanced-geometry svg:viewBox="0 0 88 21600" draw:glue-points="44 ?f6 44 0 0 10800 44 21600 88 10800" draw:text-areas="0 ?f6 88 ?f3" draw:type="can" draw:modifiers="3134.547626157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абличные пространства</text:span></text:p>
          </draw:text-box>
        </draw:frame>
        <draw:custom-shape draw:style-name="gr6" draw:text-style-name="P16" draw:layer="layout" svg:width="2.82cm" svg:height="8cm" svg:x="6.1cm" svg:y="9.66cm">
          <text:p text:style-name="P15"><text:span text:style-name="T12">p</text:span><text:span text:style-name="T12">g</text:span><text:span text:style-name="T12">_</text:span><text:span text:style-name="T12">c</text:span><text:span text:style-name="T12">a</text:span><text:span text:style-name="T12">t</text:span><text:span text:style-name="T12">a</text:span><text:span text:style-name="T12">l</text:span><text:span text:style-name="T12">o</text:span><text:span text:style-name="T12">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draw:layer="layout" svg:width="2.818cm" svg:height="6.164cm" svg:x="9.4cm" svg:y="11.496cm">
          <text:p text:style-name="P17"><text:span text:style-name="T12">p</text:span><text:span text:style-name="T12">u</text:span><text:span text:style-name="T12">b</text:span><text:span text:style-name="T12">li</text:span><text:span text:style-name="T12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2.82cm" svg:height="8cm" svg:x="17.4cm" svg:y="9.66cm">
          <text:p text:style-name="P15"><text:span text:style-name="T12">p</text:span><text:span text:style-name="T12">g</text:span><text:span text:style-name="T12">_</text:span><text:span text:style-name="T12">c</text:span><text:span text:style-name="T12">a</text:span><text:span text:style-name="T12">t</text:span><text:span text:style-name="T12">a</text:span><text:span text:style-name="T12">l</text:span><text:span text:style-name="T12">o</text:span><text:span text:style-name="T12">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2cm" svg:height="6.16cm" svg:x="20.6cm" svg:y="11.5cm">
          <text:p text:style-name="P17"><text:span text:style-name="T12">p</text:span><text:span text:style-name="T12">u</text:span><text:span text:style-name="T12">b</text:span><text:span text:style-name="T12">li</text:span><text:span text:style-name="T12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draw:layer="layout" svg:width="2.818cm" svg:height="6.164cm" svg:x="12.701cm" svg:y="11.497cm">
          <text:p text:style-name="P17"><text:span text:style-name="T6">с</text:span><text:span text:style-name="T6">х</text:span><text:span text:style-name="T6">е</text:span><text:span text:style-name="T6">м</text:span><text:span text:style-name="T6">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draw:layer="layout" svg:width="22.905cm" svg:height="1.778cm" svg:x="1.94cm" svg:y="4.572cm">
          <text:p text:style-name="P19"><text:span text:style-name="T13">т</text:span><text:span text:style-name="T13">а</text:span><text:span text:style-name="T13">б</text:span><text:span text:style-name="T13">л</text:span><text:span text:style-name="T13">. </text:span><text:span text:style-name="T13">п</text:span><text:span text:style-name="T13">р</text:span><text:span text:style-name="T13">-</text:span><text:span text:style-name="T13">в</text:span><text:span text:style-name="T13">о</text:span><text:span text:style-name="T13"><text:line-break/></text:span><text:span text:style-name="T13">p</text:span><text:span text:style-name="T13">g</text:span><text:span text:style-name="T13">_</text:span><text:span text:style-name="T13">g</text:span><text:span text:style-name="T13">l</text:span><text:span text:style-name="T13">o</text:span><text:span text:style-name="T13">b</text:span><text:span text:style-name="T13">a</text:span><text:span text:style-name="T13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22.952cm" svg:height="1.778cm" svg:x="1.94cm" svg:y="14.471cm">
          <text:p text:style-name="P19"><text:span text:style-name="T14">т</text:span><text:span text:style-name="T14">а</text:span><text:span text:style-name="T14">б</text:span><text:span text:style-name="T14">л</text:span><text:span text:style-name="T14">и</text:span><text:span text:style-name="T14">ч</text:span><text:span text:style-name="T14">н</text:span><text:span text:style-name="T14">о</text:span><text:span text:style-name="T14">е</text:span></text:p>
          <text:p text:style-name="P19"><text:span text:style-name="T13">п</text:span><text:span text:style-name="T13">р</text:span><text:span text:style-name="T13">-</text:span><text:span text:style-name="T13">в</text:span><text:span text:style-name="T13">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22.906cm" svg:height="1.778cm" svg:x="1.94cm" svg:y="12.071cm">
          <text:p text:style-name="P19"><text:span text:style-name="T13">т</text:span><text:span text:style-name="T13">а</text:span><text:span text:style-name="T13">б</text:span><text:span text:style-name="T13">л</text:span><text:span text:style-name="T13">. </text:span><text:span text:style-name="T13">п</text:span><text:span text:style-name="T13">р</text:span><text:span text:style-name="T13">-</text:span><text:span text:style-name="T13">в</text:span><text:span text:style-name="T13">о</text:span><text:span text:style-name="T13"><text:line-break/></text:span><text:span text:style-name="T13">p</text:span><text:span text:style-name="T13">g</text:span><text:span text:style-name="T13">_</text:span><text:span text:style-name="T13">d</text:span><text:span text:style-name="T13">e</text:span><text:span text:style-name="T13">f</text:span><text:span text:style-name="T13">a</text:span><text:span text:style-name="T13">u</text:span><text:span text:style-name="T13">l</text:span><text:span text:style-name="T13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1.95cm" svg:height="0.858cm" svg:x="12.374cm" svg:y="5.124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3" draw:layer="layout" svg:width="1.943cm" svg:height="0.858cm" svg:x="12.274cm" svg:y="5.024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xml:id="id2" draw:id="id2" draw:layer="layout" svg:width="1.944cm" svg:height="0.858cm" svg:x="12.174cm" svg:y="4.924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6" draw:layer="layout" draw:type="curve" svg:x1="7.388cm" svg:y1="10.324cm" svg:x2="12.174cm" svg:y2="5.353cm" draw:start-shape="id1" draw:start-glue-point="0" draw:end-shape="id2" draw:end-glue-point="3" svg:d="M7388 10324c0-3314 1595-4971 4786-4971" svg:viewBox="0 0 4787 4972">
          <text:p/>
        </draw:connector>
        <draw:connector draw:style-name="gr15" draw:text-style-name="P26" draw:layer="layout" draw:type="curve" svg:x1="18.688cm" svg:y1="10.324cm" svg:x2="14.118cm" svg:y2="5.353cm" draw:start-shape="id3" draw:start-glue-point="0" draw:end-shape="id2" draw:end-glue-point="1" svg:d="M18688 10324c0-3314-1523-4971-4570-4971" svg:viewBox="0 0 4571 4972">
          <text:p/>
        </draw:connector>
        <draw:custom-shape draw:style-name="gr16" draw:text-style-name="P27" draw:layer="layout" svg:width="1.95cm" svg:height="0.858cm" svg:x="6.616cm" svg:y="10.524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7" draw:layer="layout" svg:width="1.943cm" svg:height="0.858cm" svg:x="6.516cm" svg:y="10.424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9" xml:id="id1" draw:id="id1" draw:layer="layout" svg:width="1.944cm" svg:height="0.858cm" svg:x="6.416cm" svg:y="10.324cm">
          <text:p text:style-name="P28"><text:span text:style-name="T17">о</text:span><text:span text:style-name="T17">б</text:span><text:span text:style-name="T17">ъ</text:span><text:span text:style-name="T17">е</text:span><text:span text:style-name="T17">к</text:span><text:span text:style-name="T17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.95cm" svg:height="0.858cm" svg:x="6.617cm" svg:y="15.0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943cm" svg:height="0.858cm" svg:x="6.517cm" svg:y="14.9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draw:layer="layout" svg:width="1.944cm" svg:height="0.858cm" svg:x="6.417cm" svg:y="14.825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.95cm" svg:height="0.858cm" svg:x="9.916cm" svg:y="12.6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943cm" svg:height="0.858cm" svg:x="9.816cm" svg:y="12.5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draw:layer="layout" svg:width="1.944cm" svg:height="0.858cm" svg:x="9.716cm" svg:y="12.425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.95cm" svg:height="0.858cm" svg:x="9.916cm" svg:y="15.0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943cm" svg:height="0.858cm" svg:x="9.816cm" svg:y="14.9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draw:layer="layout" svg:width="1.944cm" svg:height="0.858cm" svg:x="9.716cm" svg:y="14.825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.95cm" svg:height="0.858cm" svg:x="13.217cm" svg:y="12.626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943cm" svg:height="0.858cm" svg:x="13.117cm" svg:y="12.526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draw:layer="layout" svg:width="1.944cm" svg:height="0.858cm" svg:x="13.017cm" svg:y="12.426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.95cm" svg:height="0.858cm" svg:x="13.217cm" svg:y="15.026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943cm" svg:height="0.858cm" svg:x="13.117cm" svg:y="14.926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draw:layer="layout" svg:width="1.944cm" svg:height="0.858cm" svg:x="13.017cm" svg:y="14.826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.95cm" svg:height="0.858cm" svg:x="17.917cm" svg:y="12.6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943cm" svg:height="0.858cm" svg:x="17.817cm" svg:y="12.5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draw:layer="layout" svg:width="1.944cm" svg:height="0.858cm" svg:x="17.717cm" svg:y="12.425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1.95cm" svg:height="0.858cm" svg:x="17.916cm" svg:y="10.524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7" draw:layer="layout" svg:width="1.943cm" svg:height="0.858cm" svg:x="17.816cm" svg:y="10.424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9" xml:id="id3" draw:id="id3" draw:layer="layout" svg:width="1.944cm" svg:height="0.858cm" svg:x="17.716cm" svg:y="10.324cm">
          <text:p text:style-name="P28"><text:span text:style-name="T17">о</text:span><text:span text:style-name="T17">б</text:span><text:span text:style-name="T17">ъ</text:span><text:span text:style-name="T17">е</text:span><text:span text:style-name="T17">к</text:span><text:span text:style-name="T17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.95cm" svg:height="0.858cm" svg:x="21.116cm" svg:y="12.6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943cm" svg:height="0.858cm" svg:x="21.016cm" svg:y="12.5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draw:layer="layout" svg:width="1.944cm" svg:height="0.858cm" svg:x="20.916cm" svg:y="12.425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.95cm" svg:height="0.858cm" svg:x="21.116cm" svg:y="15.0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943cm" svg:height="0.858cm" svg:x="21.016cm" svg:y="14.9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draw:layer="layout" svg:width="1.944cm" svg:height="0.858cm" svg:x="20.916cm" svg:y="14.825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0" draw:layer="layout" svg:width="3.048cm" svg:height="1.524cm" svg:x="1.124cm" svg:y="16.88cm">
          <text:p text:style-name="P24"><text:span text:style-name="T16">Т</text:span><text:span text:style-name="T16">П</text:span><text:span text:style-name="T16"> </text:span><text:span text:style-name="T16">п</text:span><text:span text:style-name="T16">о</text:span></text:p>
          <text:p text:style-name="P24"><text:span text:style-name="T16">у</text:span><text:span text:style-name="T16">м</text:span><text:span text:style-name="T16">о</text:span><text:span text:style-name="T16">л</text:span><text:span text:style-name="T16">ч</text:span><text:span text:style-name="T16">а</text:span><text:span text:style-name="T16">н</text:span><text:span text:style-name="T16">и</text:span><text:span text:style-name="T16">ю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490.0623155133 -13356.59016393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30" draw:layer="layout" svg:width="3.048cm" svg:height="1.524cm" svg:x="23.776cm" svg:y="9.908cm">
          <text:p text:style-name="P24"><text:span text:style-name="T16">Т</text:span><text:span text:style-name="T16">П</text:span><text:span text:style-name="T16"> </text:span><text:span text:style-name="T16">п</text:span><text:span text:style-name="T16">о</text:span></text:p>
          <text:p text:style-name="P24"><text:span text:style-name="T16">у</text:span><text:span text:style-name="T16">м</text:span><text:span text:style-name="T16">о</text:span><text:span text:style-name="T16">л</text:span><text:span text:style-name="T16">ч</text:span><text:span text:style-name="T16">а</text:span><text:span text:style-name="T16">н</text:span><text:span text:style-name="T16">и</text:span><text:span text:style-name="T16">ю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21.6464414562 34800.78688524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2" draw:layer="layout" svg:width="16.799cm" svg:height="13.364cm" svg:x="2.1cm" svg:y="14.107cm" presentation:class="notes" presentation:user-transformed="true">
            <draw:text-box>
              <text:p text:style-name="P31"><text:span text:style-name="T6">Табличные пространства (ТП) служат для организации физического хранения данных и определяют расположение данных в файловой системе.</text:span></text:p>
              <text:p text:style-name="P31"><text:span text:style-name="T6">Например, можно создать одно ТП на медленных дисках для архивных данных, а другое – на быстрых дисках для данных, с которыми идет активная работа.</text:span></text:p>
              <text:p text:style-name="P31"><text:span text:style-name="T6">При инициализации кластера создаются два ТП: pg_default и pg_global.</text:span></text:p>
              <text:p text:style-name="P31"><text:span text:style-name="T6">Одно и то же ТП может использоваться разными базами данных, а одна база данных может хранить данные в нескольких ТП.</text:span></text:p>
              <text:p text:style-name="P31"><text:span text:style-name="T6">При этом у каждой БД есть так называемое «ТП по умолчанию»,</text:span><text:span text:style-name="T6"><text:line-break/></text:span><text:span text:style-name="T6">в котором создаются все объекты базы, если явно не указать иное.</text:span><text:span text:style-name="T6"><text:line-break/></text:span><text:span text:style-name="T6">В этом же ТП хранятся и объекты системного каталога. Изначально</text:span><text:span text:style-name="T6"><text:line-break/></text:span><text:span text:style-name="T6">в качестве «ТП по умолчанию» используется ТП pg_default, но можно установить и другое.</text:span><text:span text:style-name="T6"><text:line-break/></text:span><text:span text:style-name="T6"/></text:p>
              <text:p text:style-name="P31"><text:span text:style-name="T6">ТП pg_global особенное: в нем хранятся те объекты системного каталога, которые являются общими для кластера.</text:span></text:p>
              <text:p text:style-name="P31"><text:span text:style-name="T6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custom-shape draw:style-name="gr22" draw:text-style-name="P12" draw:layer="layout" svg:width="3.894cm" svg:height="10.392cm" svg:x="10.506cm" svg:y="8.322cm">
          <text:p/>
          <draw:enhanced-geometry svg:viewBox="0 0 88 21600" draw:glue-points="44 ?f6 44 0 0 10800 44 21600 88 10800" draw:text-areas="0 ?f6 88 ?f3" draw:type="can" draw:modifiers="2159.3979373780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4" draw:layer="layout" svg:width="3.894cm" svg:height="10.392cm" svg:x="10.205cm" svg:y="8.021cm">
          <text:p text:style-name="P13">template1</text:p>
          <draw:enhanced-geometry svg:viewBox="0 0 88 21600" draw:glue-points="44 ?f6 44 0 0 10800 44 21600 88 10800" draw:text-areas="0 ?f6 88 ?f3" draw:type="can" draw:modifiers="2159.3979373780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4" draw:layer="layout" svg:width="3.894cm" svg:height="10.392cm" svg:x="5.604cm" svg:y="8.02cm">
          <text:p text:style-name="P13">postgres</text:p>
          <draw:enhanced-geometry svg:viewBox="0 0 88 21600" draw:glue-points="44 ?f6 44 0 0 10800 44 21600 88 10800" draw:text-areas="0 ?f6 88 ?f3" draw:type="can" draw:modifiers="2159.3979373780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6" draw:text-style-name="P8" draw:layer="layout" svg:width="20.644cm" svg:height="1.737cm" svg:x="1.2cm" svg:y="0.737cm" presentation:class="title" presentation:user-transformed="true">
          <draw:text-box>
            <text:p><text:span text:style-name="T10">Каталоги</text:span></text:p>
          </draw:text-box>
        </draw:frame>
        <draw:custom-shape draw:style-name="gr24" draw:text-style-name="P33" xml:id="id7" draw:id="id7" draw:layer="layout" svg:width="13.3cm" svg:height="1.778cm" svg:x="1.94cm" svg:y="4.572cm">
          <text:p text:style-name="P19"><text:span text:style-name="T13">т</text:span><text:span text:style-name="T13">а</text:span><text:span text:style-name="T13">б</text:span><text:span text:style-name="T13">л</text:span><text:span text:style-name="T13">. </text:span><text:span text:style-name="T13">п</text:span><text:span text:style-name="T13">р</text:span><text:span text:style-name="T13">-</text:span><text:span text:style-name="T13">в</text:span><text:span text:style-name="T13">о</text:span><text:span text:style-name="T13"><text:line-break/></text:span><text:span text:style-name="T13">p</text:span><text:span text:style-name="T13">g</text:span><text:span text:style-name="T13">_</text:span><text:span text:style-name="T13">g</text:span><text:span text:style-name="T13">l</text:span><text:span text:style-name="T13">o</text:span><text:span text:style-name="T13">b</text:span><text:span text:style-name="T13">a</text:span><text:span text:style-name="T13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13.3cm" svg:height="1.778cm" svg:x="1.94cm" svg:y="14.671cm">
          <text:p text:style-name="P19"><text:span text:style-name="T14">т</text:span><text:span text:style-name="T14">а</text:span><text:span text:style-name="T14">б</text:span><text:span text:style-name="T14">л</text:span><text:span text:style-name="T14">и</text:span><text:span text:style-name="T14">ч</text:span><text:span text:style-name="T14">н</text:span><text:span text:style-name="T14">о</text:span><text:span text:style-name="T14">е</text:span></text:p>
          <text:p text:style-name="P19"><text:span text:style-name="T13">п</text:span><text:span text:style-name="T13">р</text:span><text:span text:style-name="T13">-</text:span><text:span text:style-name="T13">в</text:span><text:span text:style-name="T13">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0" xml:id="id8" draw:id="id8" draw:layer="layout" svg:width="13.3cm" svg:height="1.778cm" svg:x="1.94cm" svg:y="11.971cm">
          <text:p text:style-name="P19"><text:span text:style-name="T13">т</text:span><text:span text:style-name="T13">а</text:span><text:span text:style-name="T13">б</text:span><text:span text:style-name="T13">л</text:span><text:span text:style-name="T13">. </text:span><text:span text:style-name="T13">п</text:span><text:span text:style-name="T13">р</text:span><text:span text:style-name="T13">-</text:span><text:span text:style-name="T13">в</text:span><text:span text:style-name="T13">о</text:span><text:span text:style-name="T13"><text:line-break/></text:span><text:span text:style-name="T13">p</text:span><text:span text:style-name="T13">g</text:span><text:span text:style-name="T13">_</text:span><text:span text:style-name="T13">d</text:span><text:span text:style-name="T13">e</text:span><text:span text:style-name="T13">f</text:span><text:span text:style-name="T13">a</text:span><text:span text:style-name="T13">u</text:span><text:span text:style-name="T13">l</text:span><text:span text:style-name="T13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1.95cm" svg:height="0.858cm" svg:x="8.974cm" svg:y="5.124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3" draw:layer="layout" svg:width="1.943cm" svg:height="0.858cm" svg:x="8.874cm" svg:y="5.024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xml:id="id5" draw:id="id5" draw:layer="layout" svg:width="1.944cm" svg:height="0.858cm" svg:x="8.774cm" svg:y="4.924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.95cm" svg:height="0.858cm" svg:x="6.717cm" svg:y="15.2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943cm" svg:height="0.858cm" svg:x="6.617cm" svg:y="15.1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draw:layer="layout" svg:width="1.944cm" svg:height="0.858cm" svg:x="6.517cm" svg:y="15.025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.95cm" svg:height="0.858cm" svg:x="6.716cm" svg:y="12.5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943cm" svg:height="0.858cm" svg:x="6.616cm" svg:y="12.4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draw:layer="layout" svg:width="1.944cm" svg:height="0.858cm" svg:x="6.516cm" svg:y="12.325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.95cm" svg:height="0.858cm" svg:x="11.317cm" svg:y="12.5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943cm" svg:height="0.858cm" svg:x="11.217cm" svg:y="12.4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xml:id="id10" draw:id="id10" draw:layer="layout" svg:width="1.944cm" svg:height="0.858cm" svg:x="11.117cm" svg:y="12.325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.95cm" svg:height="0.858cm" svg:x="11.416cm" svg:y="15.2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943cm" svg:height="0.858cm" svg:x="11.316cm" svg:y="15.125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5" draw:layer="layout" svg:width="1.944cm" svg:height="0.858cm" svg:x="11.216cm" svg:y="15.025cm">
          <text:p text:style-name="P24"><text:span text:style-name="T16">о</text:span><text:span text:style-name="T16">б</text:span><text:span text:style-name="T16">ъ</text:span><text:span text:style-name="T16">е</text:span><text:span text:style-name="T16">к</text:span><text:span text:style-name="T16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1.95cm" svg:height="0.858cm" svg:x="6.716cm" svg:y="10.124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7" draw:layer="layout" svg:width="1.943cm" svg:height="0.858cm" svg:x="6.616cm" svg:y="10.024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9" xml:id="id4" draw:id="id4" draw:layer="layout" svg:width="1.944cm" svg:height="0.858cm" svg:x="6.516cm" svg:y="9.924cm">
          <text:p text:style-name="P28"><text:span text:style-name="T17">о</text:span><text:span text:style-name="T17">б</text:span><text:span text:style-name="T17">ъ</text:span><text:span text:style-name="T17">е</text:span><text:span text:style-name="T17">к</text:span><text:span text:style-name="T17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1.95cm" svg:height="0.858cm" svg:x="11.316cm" svg:y="10.124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7" draw:layer="layout" svg:width="1.943cm" svg:height="0.858cm" svg:x="11.216cm" svg:y="10.024cm">
          <text:p text:style-name="P22"><text:span text:style-name="T15">т</text:span><text:span text:style-name="T15">а</text:span><text:span text:style-name="T15">б</text:span><text:span text:style-name="T15">л</text:span><text:span text:style-name="T15">и</text:span><text:span text:style-name="T15">ц</text:span><text:span text:style-name="T15">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9" xml:id="id6" draw:id="id6" draw:layer="layout" svg:width="1.944cm" svg:height="0.858cm" svg:x="11.116cm" svg:y="9.924cm">
          <text:p text:style-name="P28"><text:span text:style-name="T17">о</text:span><text:span text:style-name="T17">б</text:span><text:span text:style-name="T17">ъ</text:span><text:span text:style-name="T17">е</text:span><text:span text:style-name="T17">к</text:span><text:span text:style-name="T17">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6" draw:layer="layout" draw:type="curve" svg:x1="7.488cm" svg:y1="9.924cm" svg:x2="8.774cm" svg:y2="5.353cm" draw:start-shape="id4" draw:start-glue-point="0" draw:end-shape="id5" draw:end-glue-point="3" svg:d="M7488 9924c0-3048 428-4571 1286-4571" svg:viewBox="0 0 1287 4572">
          <text:p/>
        </draw:connector>
        <draw:connector draw:style-name="gr15" draw:text-style-name="P26" draw:layer="layout" draw:type="curve" svg:x1="12.088cm" svg:y1="9.924cm" svg:x2="10.718cm" svg:y2="5.353cm" draw:start-shape="id6" draw:end-shape="id5" draw:end-glue-point="1" svg:d="M12088 9924c0-3048-456-4571-1370-4571" svg:viewBox="0 0 1371 4572">
          <text:p/>
        </draw:connector>
        <draw:frame draw:style-name="gr27" draw:text-style-name="P34" draw:layer="layout" svg:width="10.832cm" svg:height="13.866cm" svg:x="17.108cm" svg:y="5.08cm">
          <draw:text-box>
            <text:p><text:span text:style-name="T18">PGDATA/global/</text:span></text:p>
            <text:p><text:span text:style-name="T18"><text:s text:c="3"/></text:span><text:span text:style-name="T18">... </text:span></text:p>
            <text:p><text:span text:style-name="T18"><text:s text:c="3"/></text:span><text:span text:style-name="T18">... </text:span></text:p>
            <text:p><text:span text:style-name="T18"><text:s text:c="3"/></text:span><text:span text:style-name="T18">... </text:span></text:p>
            <text:p><text:span text:style-name="T18"/></text:p>
            <text:p><text:span text:style-name="T18"/></text:p>
            <text:p><text:span text:style-name="T18"/></text:p>
            <text:p><text:span text:style-name="T18">PGDATA/base/</text:span><text:span text:style-name="T19">dboid</text:span><text:span text:style-name="T18">/</text:span></text:p>
            <text:p><text:span text:style-name="T18"><text:s text:c="3"/></text:span><text:span text:style-name="T18">... </text:span></text:p>
            <text:p><text:span text:style-name="T18"><text:s text:c="3"/></text:span><text:span text:style-name="T19">NNN</text:span></text:p>
            <text:p><text:span text:style-name="T18"><text:s text:c="3"/></text:span><text:span text:style-name="T19">NNN</text:span><text:span text:style-name="T20">.1</text:span></text:p>
            <text:p><text:span text:style-name="T18"><text:s text:c="3"/></text:span><text:span text:style-name="T19">NNN</text:span><text:span text:style-name="T20">.2</text:span></text:p>
            <text:p><text:span text:style-name="T18"><text:s text:c="3"/></text:span><text:span text:style-name="T18">... <text:s/></text:span></text:p>
            <text:p><text:span text:style-name="T18"/></text:p>
            <text:p><text:span text:style-name="T18"/></text:p>
            <text:p><text:span text:style-name="T21"/></text:p>
            <text:p><text:span text:style-name="T18"/></text:p>
            <text:p><text:span text:style-name="T22"/></text:p>
            <text:p><text:span text:style-name="T18">PGDATA/pg_tblspc/</text:span><text:span text:style-name="T19">tsoid</text:span></text:p>
            <text:p><text:span text:style-name="T18"/></text:p>
            <text:p><text:span text:style-name="T18"/></text:p>
            <text:p><text:span text:style-name="T18">/</text:span><text:span text:style-name="T19">путь-к-каталогу</text:span><text:span text:style-name="T20">/</text:span><text:span text:style-name="T19">ver</text:span><text:span text:style-name="T20">/</text:span><text:span text:style-name="T19">dboid</text:span><text:span text:style-name="T20">/</text:span></text:p>
            <text:p><text:span text:style-name="T18"><text:s text:c="3"/></text:span><text:span text:style-name="T18">...</text:span></text:p>
            <text:p><text:span text:style-name="T18"><text:s text:c="3"/></text:span><text:span text:style-name="T18">... </text:span></text:p>
            <text:p><text:span text:style-name="T18"><text:s text:c="3"/></text:span><text:span text:style-name="T18">... </text:span></text:p>
          </draw:text-box>
        </draw:frame>
        <draw:connector draw:style-name="gr28" draw:text-style-name="P26" draw:layer="layout" draw:type="line" svg:x1="15.24cm" svg:y1="5.461cm" svg:x2="17.198cm" svg:y2="5.474cm" draw:start-shape="id7" draw:start-glue-point="1" svg:d="M15240 5461l1958 13" svg:viewBox="0 0 1959 14">
          <text:p/>
        </draw:connector>
        <draw:connector draw:style-name="gr28" draw:text-style-name="P26" draw:layer="layout" draw:type="line" svg:x1="15.24cm" svg:y1="15.166cm" svg:x2="17.198cm" svg:y2="15.179cm" svg:d="M15240 15166l1958 13" svg:viewBox="0 0 1959 14">
          <text:p/>
        </draw:connector>
        <draw:connector draw:style-name="gr28" draw:text-style-name="P26" draw:layer="layout" draw:type="curve" svg:x1="15.24cm" svg:y1="12.86cm" svg:x2="17.26cm" svg:y2="9.386cm" draw:start-shape="id8" draw:start-glue-point="1" draw:end-shape="id9" draw:end-glue-point="3" svg:d="M15240 12860c1516 0 507-3474 2020-3474" svg:viewBox="0 0 2021 3475">
          <text:p/>
        </draw:connector>
        <draw:connector draw:style-name="gr28" draw:text-style-name="P26" draw:layer="layout" draw:type="curve" draw:line-skew="0.354cm" svg:x1="12.089cm" svg:y1="13.183cm" svg:x2="19.005cm" svg:y2="12.055cm" draw:start-shape="id10" draw:start-glue-point="2" draw:end-shape="id11" draw:end-glue-point="8" svg:d="M12089 13183c0 1282 6916 1846 6916-1128" svg:viewBox="0 0 6917 2168">
          <text:p/>
        </draw:connector>
        <draw:custom-shape draw:style-name="gr29" draw:text-style-name="P35" xml:id="id11" draw:id="id11" draw:layer="layout" svg:width="3.048cm" svg:height="1.994cm" svg:x="17.481cm" svg:y="10.0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6" draw:layer="layout" draw:type="curve" draw:line-skew="0.219cm 0.016cm -0.225cm" svg:x1="24.23cm" svg:y1="15.186cm" svg:x2="17.26cm" svg:y2="16.786cm" draw:start-shape="id12" draw:start-glue-point="1" draw:end-shape="id13" draw:end-glue-point="3" svg:d="M24230 15186c1078 0 719 816-3488 816s-4569 784-3482 784" svg:viewBox="0 0 8010 1601">
          <text:p/>
        </draw:connector>
        <draw:custom-shape draw:style-name="gr30" draw:text-style-name="P36" xml:id="id12" draw:id="id12" draw:layer="layout" svg:width="1.27cm" svg:height="0.508cm" svg:x="22.96cm" svg:y="14.9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6" xml:id="id13" draw:id="id13" draw:layer="layout" svg:width="1.27cm" svg:height="0.508cm" svg:x="17.26cm" svg:y="16.5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6" xml:id="id9" draw:id="id9" draw:layer="layout" svg:width="1.27cm" svg:height="0.508cm" svg:x="17.26cm" svg:y="9.1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2" draw:layer="layout" svg:width="16.799cm" svg:height="14.721cm" svg:x="2.1cm" svg:y="14.107cm" presentation:class="notes" presentation:user-transformed="true">
            <draw:text-box>
              <text:p text:style-name="P31"><text:span text:style-name="T6">По сути, табличное пространство — это указание на каталог, в котором располагаются данные. Стандартные ТП pg_global и pg_default всегда находятся в PGDATA/global/ и PGDATA/base/ соответственно. При создании пользовательского ТП указывается произвольный каталог; для собственного удобства PostgreSQL создает на него символьную ссылку в каталоге PGDATA/pg_tblspc/.</text:span></text:p>
              <text:p text:style-name="P31"><text:span text:style-name="T6">Внутри каталога PGDATA/base/ данные дополнительно разложены</text:span><text:span text:style-name="T6"><text:line-break/></text:span><text:span text:style-name="T6">по подкаталогам баз данных (для PGDATA/global/ это не требуется,</text:span><text:span text:style-name="T6"><text:line-break/></text:span><text:span text:style-name="T6">так как данные в нем относятся к кластеру в целом).</text:span></text:p>
              <text:p text:style-name="P31"><text:span text:style-name="T6">Внутри каталога пользовательского ТП появляется еще один уровень вложенности: версия сервера PostgreSQL. Это сделано для удобства <text:s/>обновления сервера на другую версию.</text:span></text:p>
              <text:p text:style-name="P31"><text:span text:style-name="T6">Собственно объекты хранятся в файлах внутри этих каталогов — каждый объект размещается в одном или нескольких файлах.</text:span></text:p>
              <text:p text:style-name="P31"><text:span text:style-name="T6">Каждый такой файл, называемый </text:span><text:span text:style-name="T23">сегментом</text:span><text:span text:style-name="T24">,</text:span><text:span text:style-name="T6"> занимает по умолчанию не более 1 Гбайт (этот размер можно изменить при сборке сервера).</text:span><text:span text:style-name="T6"><text:line-break/></text:span><text:span text:style-name="T6">В том числе поэтому каждому объекту может соответствовать несколько файлов. Необходимо учитывать влияние потенциально большого количества файлов на используемую файловую систему.</text:span></text:p>
              <text:p text:style-name="P31"><text:span text:style-name="T25"><text:a xlink:href="https://postgrespro.ru/docs/postgresql/16/storage-file-layout" xlink:type="simple">https://postgrespro.ru/docs/postgresql/16/storage-file-layout</text:a>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1" draw:text-style-name="P37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9" draw:text-style-name="P4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27">Основной</text:span></text:p>
                <text:list>
                  <text:list-item>
                    <text:p text:style-name="P38"><text:span text:style-name="T28">собственно данные</text:span></text:p>
                  </text:list-item>
                </text:list>
              </text:list-item>
              <text:list-item>
                <text:p text:style-name="P9"><text:span text:style-name="T29">Карта свободного</text:span><text:span text:style-name="T29"><text:line-break/></text:span><text:span text:style-name="T29">пространства</text:span></text:p>
                <text:list>
                  <text:list-item>
                    <text:p text:style-name="P38"><text:span text:style-name="T30">в страницах после</text:span><text:span text:style-name="T30"><text:line-break/></text:span><text:span text:style-name="T30">очистки</text:span></text:p>
                  </text:list-item>
                </text:list>
              </text:list-item>
              <text:list-item>
                <text:p text:style-name="P9"><text:span text:style-name="T29">Карта видимости</text:span></text:p>
                <text:list>
                  <text:list-item>
                    <text:p text:style-name="P39"><text:span text:style-name="T28">отмечает страницы,</text:span><text:span text:style-name="T28"><text:line-break/></text:span><text:span text:style-name="T28">на которых все</text:span><text:span text:style-name="T28"><text:line-break/></text:span><text:span text:style-name="T28">версии строк</text:span><text:span text:style-name="T28"><text:line-break/></text:span><text:span text:style-name="T28">видны во всех снимках</text:span></text:p>
                  </text:list-item>
                </text:list>
              </text:list-item>
              <text:list-item>
                <text:p text:style-name="P9"><text:span text:style-name="T29"/></text:p>
              </text:list-item>
            </text:list>
          </draw:text-box>
        </draw:frame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31">Слои и файлы</text:span></text:p>
          </draw:text-box>
        </draw:frame>
        <draw:custom-shape draw:style-name="gr32" draw:text-style-name="P41" draw:layer="layout" svg:width="18.162cm" svg:height="4.162cm" svg:x="8.87cm" svg:y="11.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42" draw:layer="layout" svg:width="18.162cm" svg:height="4.163cm" svg:x="8.908cm" svg:y="8.47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43" draw:layer="layout" svg:width="18.162cm" svg:height="4.162cm" svg:x="8.907cm" svg:y="5.2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30" draw:layer="layout" svg:width="3.048cm" svg:height="1.524cm" svg:x="10.099cm" svg:y="3.787cm">
          <text:p text:style-name="P24"><text:span text:style-name="T16">сегмент</text:span><text:span text:style-name="T16"><text:line-break/></text:span><text:span text:style-name="T16">1 ГБ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954.6080682191 29800.91803278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45" draw:layer="layout" svg:width="1.93cm" svg:height="0.951cm" svg:x="13.258cm" svg:y="5.71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45" draw:layer="layout" svg:width="1.937cm" svg:height="0.951cm" svg:x="14.122cm" svg:y="5.71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45" draw:layer="layout" svg:width="1.936cm" svg:height="0.951cm" svg:x="14.986cm" svg:y="5.71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45" draw:layer="layout" svg:width="1.93cm" svg:height="0.951cm" svg:x="15.856cm" svg:y="5.71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45" draw:layer="layout" svg:width="1.931cm" svg:height="0.951cm" svg:x="16.719cm" svg:y="5.71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45" draw:layer="layout" svg:width="1.933cm" svg:height="0.951cm" svg:x="17.584cm" svg:y="5.71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45" draw:layer="layout" svg:width="1.936cm" svg:height="0.951cm" svg:x="18.448cm" svg:y="5.71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45" draw:layer="layout" svg:width="1.931cm" svg:height="0.951cm" svg:x="19.317cm" svg:y="5.71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5" draw:text-style-name="P45" draw:layer="layout" svg:width="1.93cm" svg:height="0.951cm" svg:x="20.182cm" svg:y="5.71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45" draw:layer="layout" svg:width="1.931cm" svg:height="0.951cm" svg:x="21.045cm" svg:y="5.71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45" draw:layer="layout" svg:width="1.936cm" svg:height="0.951cm" svg:x="21.91cm" svg:y="5.71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5" draw:text-style-name="P45" draw:layer="layout" svg:width="1.93cm" svg:height="0.951cm" svg:x="22.779cm" svg:y="5.71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45" draw:layer="layout" svg:width="1.931cm" svg:height="0.951cm" svg:x="23.64cm" svg:y="5.71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2" draw:text-style-name="P46" draw:layer="layout" svg:width="12.313cm" svg:height="0.951cm" svg:x="13.258cm" svg:y="5.71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18.501373087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3" draw:text-style-name="P47" draw:layer="layout" svg:width="1.936cm" svg:height="0.958cm" svg:x="10.648cm" svg:y="8.023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3" draw:text-style-name="P47" draw:layer="layout" svg:width="1.936cm" svg:height="0.958cm" svg:x="11.512cm" svg:y="8.02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7" draw:layer="layout" svg:width="1.931cm" svg:height="0.958cm" svg:x="12.381cm" svg:y="8.02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5" draw:text-style-name="P47" draw:layer="layout" svg:width="1.93cm" svg:height="0.958cm" svg:x="13.246cm" svg:y="8.02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6" draw:text-style-name="P47" draw:layer="layout" svg:width="1.937cm" svg:height="0.958cm" svg:x="14.109cm" svg:y="8.02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3" draw:text-style-name="P47" draw:layer="layout" svg:width="1.936cm" svg:height="0.958cm" svg:x="14.974cm" svg:y="8.02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5" draw:text-style-name="P47" draw:layer="layout" svg:width="1.93cm" svg:height="0.958cm" svg:x="15.844cm" svg:y="8.02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7" draw:layer="layout" svg:width="1.931cm" svg:height="0.958cm" svg:x="16.707cm" svg:y="8.02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3" draw:text-style-name="P47" draw:layer="layout" svg:width="1.936cm" svg:height="0.958cm" svg:x="17.572cm" svg:y="8.02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6" draw:text-style-name="P47" draw:layer="layout" svg:width="1.937cm" svg:height="0.958cm" svg:x="18.435cm" svg:y="8.02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5" draw:text-style-name="P47" draw:layer="layout" svg:width="1.93cm" svg:height="0.958cm" svg:x="19.306cm" svg:y="8.02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5" draw:text-style-name="P47" draw:layer="layout" svg:width="1.93cm" svg:height="0.958cm" svg:x="20.169cm" svg:y="8.02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6" draw:text-style-name="P47" draw:layer="layout" svg:width="1.937cm" svg:height="0.958cm" svg:x="21.03cm" svg:y="8.025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7" draw:text-style-name="P47" draw:layer="layout" svg:width="1.937cm" svg:height="0.95cm" svg:x="11.903cm" svg:y="6.869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47" draw:layer="layout" svg:width="1.93cm" svg:height="0.95cm" svg:x="12.774cm" svg:y="6.8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47" draw:layer="layout" svg:width="1.93cm" svg:height="0.95cm" svg:x="13.637cm" svg:y="6.8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47" draw:layer="layout" svg:width="1.931cm" svg:height="0.95cm" svg:x="14.501cm" svg:y="6.8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47" draw:layer="layout" svg:width="1.936cm" svg:height="0.95cm" svg:x="15.365cm" svg:y="6.8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47" draw:layer="layout" svg:width="1.931cm" svg:height="0.95cm" svg:x="16.235cm" svg:y="6.8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47" draw:layer="layout" svg:width="1.93cm" svg:height="0.95cm" svg:x="17.1cm" svg:y="6.8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47" draw:layer="layout" svg:width="1.93cm" svg:height="0.95cm" svg:x="17.963cm" svg:y="6.8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7" draw:text-style-name="P47" draw:layer="layout" svg:width="1.937cm" svg:height="0.95cm" svg:x="18.827cm" svg:y="6.8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47" draw:layer="layout" svg:width="1.93cm" svg:height="0.95cm" svg:x="19.697cm" svg:y="6.871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47" draw:layer="layout" svg:width="1.931cm" svg:height="0.95cm" svg:x="20.561cm" svg:y="6.871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47" draw:layer="layout" svg:width="1.93cm" svg:height="0.95cm" svg:x="21.425cm" svg:y="6.871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47" draw:layer="layout" svg:width="1.936cm" svg:height="0.95cm" svg:x="22.286cm" svg:y="6.871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47" draw:layer="layout" svg:width="1.936cm" svg:height="0.959cm" svg:x="11.512cm" svg:y="11.20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47" draw:layer="layout" svg:width="1.931cm" svg:height="0.959cm" svg:x="12.381cm" svg:y="11.20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47" draw:layer="layout" svg:width="1.93cm" svg:height="0.959cm" svg:x="13.246cm" svg:y="11.20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4" draw:text-style-name="P47" draw:layer="layout" svg:width="1.937cm" svg:height="0.959cm" svg:x="14.109cm" svg:y="11.20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47" draw:layer="layout" svg:width="1.936cm" svg:height="0.959cm" svg:x="14.974cm" svg:y="11.20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47" draw:layer="layout" svg:width="1.93cm" svg:height="0.959cm" svg:x="15.844cm" svg:y="11.20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47" draw:layer="layout" svg:width="1.931cm" svg:height="0.959cm" svg:x="16.707cm" svg:y="11.20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47" draw:layer="layout" svg:width="1.936cm" svg:height="0.959cm" svg:x="17.572cm" svg:y="11.207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4" draw:text-style-name="P47" draw:layer="layout" svg:width="1.937cm" svg:height="0.959cm" svg:x="18.435cm" svg:y="11.208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47" draw:layer="layout" svg:width="1.93cm" svg:height="0.959cm" svg:x="19.306cm" svg:y="11.208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47" draw:layer="layout" svg:width="1.93cm" svg:height="0.959cm" svg:x="20.169cm" svg:y="11.208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4" draw:text-style-name="P47" draw:layer="layout" svg:width="1.937cm" svg:height="0.959cm" svg:x="21.03cm" svg:y="11.208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47" draw:layer="layout" svg:width="1.937cm" svg:height="0.951cm" svg:x="11.903cm" svg:y="10.052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7" draw:layer="layout" svg:width="1.93cm" svg:height="0.951cm" svg:x="12.774cm" svg:y="10.053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7" draw:layer="layout" svg:width="1.93cm" svg:height="0.951cm" svg:x="13.637cm" svg:y="10.053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7" draw:text-style-name="P47" draw:layer="layout" svg:width="1.931cm" svg:height="0.951cm" svg:x="14.501cm" svg:y="10.053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8" draw:text-style-name="P47" draw:layer="layout" svg:width="1.936cm" svg:height="0.951cm" svg:x="15.365cm" svg:y="10.053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7" draw:text-style-name="P47" draw:layer="layout" svg:width="1.931cm" svg:height="0.951cm" svg:x="16.235cm" svg:y="10.053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7" draw:layer="layout" svg:width="1.93cm" svg:height="0.951cm" svg:x="17.1cm" svg:y="10.053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7" draw:layer="layout" svg:width="1.93cm" svg:height="0.951cm" svg:x="17.963cm" svg:y="10.053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47" draw:layer="layout" svg:width="1.937cm" svg:height="0.951cm" svg:x="18.827cm" svg:y="10.053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7" draw:layer="layout" svg:width="1.93cm" svg:height="0.951cm" svg:x="19.697cm" svg:y="10.05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7" draw:text-style-name="P47" draw:layer="layout" svg:width="1.931cm" svg:height="0.951cm" svg:x="20.561cm" svg:y="10.05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7" draw:layer="layout" svg:width="1.93cm" svg:height="0.951cm" svg:x="21.425cm" svg:y="10.05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8" draw:text-style-name="P47" draw:layer="layout" svg:width="1.936cm" svg:height="0.951cm" svg:x="22.286cm" svg:y="10.054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8" draw:text-style-name="P47" draw:layer="layout" svg:width="1.936cm" svg:height="0.951cm" svg:x="10.648cm" svg:y="14.39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8" draw:text-style-name="P47" draw:layer="layout" svg:width="1.936cm" svg:height="0.951cm" svg:x="11.512cm" svg:y="14.391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7" draw:text-style-name="P47" draw:layer="layout" svg:width="1.931cm" svg:height="0.951cm" svg:x="12.381cm" svg:y="14.391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7" draw:layer="layout" svg:width="1.93cm" svg:height="0.951cm" svg:x="13.246cm" svg:y="14.391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47" draw:layer="layout" svg:width="1.937cm" svg:height="0.951cm" svg:x="14.109cm" svg:y="14.391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8" draw:text-style-name="P47" draw:layer="layout" svg:width="1.936cm" svg:height="0.951cm" svg:x="14.974cm" svg:y="14.391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7" draw:layer="layout" svg:width="1.93cm" svg:height="0.951cm" svg:x="15.844cm" svg:y="14.391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7" draw:text-style-name="P47" draw:layer="layout" svg:width="1.931cm" svg:height="0.951cm" svg:x="16.707cm" svg:y="14.391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8" draw:text-style-name="P47" draw:layer="layout" svg:width="1.936cm" svg:height="0.951cm" svg:x="17.572cm" svg:y="14.391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47" draw:layer="layout" svg:width="1.937cm" svg:height="0.951cm" svg:x="18.435cm" svg:y="14.392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7" draw:layer="layout" svg:width="1.93cm" svg:height="0.951cm" svg:x="19.306cm" svg:y="14.392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7" draw:layer="layout" svg:width="1.93cm" svg:height="0.951cm" svg:x="20.169cm" svg:y="14.392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9" draw:text-style-name="P45" draw:layer="layout" svg:width="1.937cm" svg:height="0.951cm" svg:x="21.03cm" svg:y="14.392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48" draw:layer="layout" svg:width="12.319cm" svg:height="0.951cm" svg:x="10.648cm" svg:y="14.3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18.501373087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46" draw:layer="layout" svg:width="12.319cm" svg:height="0.951cm" svg:x="11.905cm" svg:y="10.05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18.501373087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46" draw:layer="layout" svg:width="12.319cm" svg:height="0.958cm" svg:x="10.65cm" svg:y="8.0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18.501373087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2" draw:text-style-name="P46" draw:layer="layout" svg:width="12.319cm" svg:height="0.95cm" svg:x="11.906cm" svg:y="6.86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18.501373087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30" draw:layer="layout" svg:width="3.048cm" svg:height="1.524cm" svg:x="22.752cm" svg:y="15.827cm">
          <text:p text:style-name="P24"><text:span text:style-name="T16">страница</text:span><text:span text:style-name="T16"><text:line-break/></text:span><text:span text:style-name="T16">8 КБ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143.19448999672 -13611.54098360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3" draw:text-style-name="P47" draw:layer="layout" svg:width="1.936cm" svg:height="0.959cm" svg:x="10.648cm" svg:y="11.206cm">
          <text:p text:style-name="P44"><text:span text:style-name="T32"/></text:p>
          <text:p text:style-name="P44"><text:span text:style-name="T32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" draw:text-style-name="P46" draw:layer="layout" svg:width="12.319cm" svg:height="0.959cm" svg:x="10.649cm" svg:y="11.19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18.501373087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path draw:style-name="gr65" draw:text-style-name="P49" draw:layer="layout" svg:width="0.418cm" svg:height="0.398cm" draw:transform="skewX (0.831649388575298) translate (18.5971414118806cm 5.99035117887963cm)" svg:viewBox="0 0 419 399" svg:d="M335 399l-276-340 2 28 1 47v265h-62v-399h82l278 342c-3-37-4-64-4-80v-262h63v399z">
            <text:p/>
          </draw:path>
          <draw:path draw:style-name="gr65" draw:text-style-name="P49" draw:layer="layout" svg:width="0.418cm" svg:height="0.398cm" draw:transform="skewX (0.831649388575298) translate (19.1373240602824cm 5.99035117887963cm)" svg:viewBox="0 0 419 399" svg:d="M335 399l-276-340 2 28 1 47v265h-62v-399h82l278 342c-3-37-4-64-4-80v-262h63v399z">
            <text:p/>
          </draw:path>
          <draw:path draw:style-name="gr65" draw:text-style-name="P49" draw:layer="layout" svg:width="0.418cm" svg:height="0.398cm" draw:transform="skewX (0.831649388575298) translate (19.6775067086843cm 5.99035117887963cm)" svg:viewBox="0 0 419 399" svg:d="M335 399l-276-340 2 28 1 47v265h-62v-399h82l278 342c-3-37-4-64-4-80v-262h63v399z">
            <text:p/>
          </draw:path>
          <draw:path draw:style-name="gr65" draw:text-style-name="P49" draw:layer="layout" svg:width="0.073cm" svg:height="0.061cm" draw:transform="skewX (0.81576689238215) translate (19.8515547670138cm 6.32761064627118cm)" svg:viewBox="0 0 74 62" svg:d="M0 62c1-21 1-41 2-62 24 0 48 0 72 0-1 21-2 41-3 62-23 0-47 0-71 0z">
            <text:p/>
          </draw:path>
          <draw:path draw:style-name="gr65" draw:text-style-name="P49" draw:layer="layout" svg:width="0.341cm" svg:height="0.404cm" draw:transform="skewX (0.832172987350896) translate (20.4083748523588cm 5.98464302854201cm)" svg:viewBox="0 0 342 405" svg:d="M0 405v-36c12-22 28-42 46-58 17-17 36-33 56-46 20-14 39-27 59-38 19-12 37-24 52-36 16-11 29-24 38-36 10-13 15-28 15-44 0-22-9-39-25-51-17-12-40-18-69-18-28 0-52 6-70 18-18 11-29 28-32 49l-67-4c5-32 22-58 52-77 31-19 69-28 117-28 52 0 92 9 120 28 27 19 41 46 41 81 0 16-4 31-13 46-9 16-23 31-41 46-18 16-53 39-104 71-28 18-50 34-67 48-16 15-28 28-36 42h270v43z">
            <text:p/>
          </draw:path>
        </draw:g>
        <draw:g>
          <draw:path draw:style-name="gr65" draw:text-style-name="P49" draw:layer="layout" svg:width="0.423cm" svg:height="0.377cm" draw:transform="skewX (0.822224610614529) translate (16.4426332766473cm 10.334854524955cm)" svg:viewBox="0 0 424 378" svg:d="M335 378l-272-322 2 26 1 45-4 251h-62l5-378h82l274 324c-2-35-3-61-3-76l3-248h63l-5 378z">
            <text:p/>
          </draw:path>
          <draw:path draw:style-name="gr65" draw:text-style-name="P49" draw:layer="layout" svg:width="0.423cm" svg:height="0.377cm" draw:transform="skewX (0.822224610614529) translate (16.9828159250491cm 10.334854524955cm)" svg:viewBox="0 0 424 378" svg:d="M335 378l-272-322 2 26 1 45-4 251h-62l5-378h82l274 324c-2-35-3-61-3-76l3-248h63l-5 378z">
            <text:p/>
          </draw:path>
          <draw:path draw:style-name="gr65" draw:text-style-name="P49" draw:layer="layout" svg:width="0.423cm" svg:height="0.377cm" draw:transform="skewX (0.822224610614529) translate (17.5229985734509cm 10.334854524955cm)" svg:viewBox="0 0 424 378" svg:d="M335 378l-272-322 2 26 1 45-4 251h-62l5-378h82l274 324c-2-35-3-61-3-76l3-248h63l-5 378z">
            <text:p/>
          </draw:path>
          <draw:path draw:style-name="gr65" draw:text-style-name="P49" draw:layer="layout" svg:width="0.446cm" svg:height="0.034cm" draw:transform="skewX (0.943524993628135) translate (17.5019013025713cm 10.7866804125109cm)" svg:viewBox="0 0 447 35" svg:d="M10 35c-3-12-7-23-10-35 146 0 291 0 437 0 3 12 7 23 10 35-146 0-291 0-437 0z">
            <text:p/>
          </draw:path>
          <draw:path draw:style-name="gr65" draw:text-style-name="P49" draw:layer="layout" svg:width="0.2cm" svg:height="0.396cm" draw:transform="skewX (0.82170101183893) translate (18.4539340052235cm 10.3147085774899cm)" svg:viewBox="0 0 201 397" svg:d="M122 143l-4 254h-66l4-254h-56l1-36h55l1-32c0-27 8-46 24-58 16-11 41-17 74-17 18 0 33 1 46 3l-1 37c-11-1-20-2-29-2-17 0-29 3-37 9-7 6-11 18-11 34l-1 26h77v36z">
            <text:p/>
          </draw:path>
          <draw:path draw:style-name="gr65" draw:text-style-name="P49" draw:layer="layout" svg:width="0.326cm" svg:height="0.299cm" draw:transform="skewX (0.827111532520113) translate (18.5614026460528cm 10.4181995466499cm)" svg:viewBox="0 0 327 300" svg:d="M327 215c0 27-14 48-42 63-29 15-68 22-119 22-49 0-87-6-114-18s-44-30-52-55l58-9c6 16 17 27 35 35 17 7 42 10 73 10 34 0 58-3 74-11 15-7 23-19 23-34 0-11-5-20-16-28-11-7-28-13-52-17l-47-9c-38-8-65-15-81-21-16-7-28-16-37-26-9-9-14-21-14-36 0-26 13-46 39-60s63-21 113-21c43 0 78 6 104 17s42 29 49 54l-60 5c-3-12-13-22-29-29s-37-11-64-11c-30 0-52 4-66 10-14 7-22 17-22 30 0 9 3 15 9 21 6 5 15 10 26 14 11 3 36 8 72 15 35 6 60 12 76 18 15 5 27 11 36 18s16 14 21 23 7 18 7 30z">
            <text:p/>
          </draw:path>
          <draw:path draw:style-name="gr65" draw:text-style-name="P49" draw:layer="layout" svg:width="0.529cm" svg:height="0.294cm" draw:transform="skewX (0.835489112929685) translate (18.9691888268116cm 10.4172055031895cm)" svg:viewBox="0 0 530 295" svg:d="M236 295l-3-183c0-29-6-48-17-59-10-10-29-16-57-16s-50 8-66 24-24 38-23 66l2 168h-65l-4-228c0-33-1-54-3-62h62c1 1 1 4 1 8s1 8 1 13c1 5 1 15 2 29h1c14-21 30-35 48-43s41-12 67-12c30 0 54 4 71 13 18 9 30 23 37 42h1c14-20 30-34 49-42 20-9 43-13 71-13 40 0 69 8 87 24 19 16 28 42 29 78l3 193h-65l-3-183c-1-29-6-48-17-59-10-10-29-16-57-16-29 0-51 8-67 24-15 15-23 38-23 66l3 168z">
            <text:p/>
          </draw:path>
          <draw:path draw:style-name="gr65" draw:text-style-name="P49" draw:layer="layout" svg:width="0.08cm" svg:height="0.058cm" draw:transform="skewX (0.752062374684357) translate (19.341783657198cm 10.6539645656137cm)" svg:viewBox="0 0 81 59" svg:d="M0 59c3-20 6-39 9-59 24 0 48 0 72 0-4 20-7 39-10 59-23 0-47 0-71 0z">
            <text:p/>
          </draw:path>
          <draw:path draw:style-name="gr65" draw:text-style-name="P49" draw:layer="layout" svg:width="0.323cm" svg:height="0.377cm" draw:transform="skewX (0.822224610614529) translate (19.8909632583293cm 10.334854524955cm)" svg:viewBox="0 0 324 378" svg:d="M0 378c0-14 0-28 1-41 43 0 87 0 131 0 1-97 3-194 4-291-39 20-78 41-117 61 0-15 0-30 1-46 40-20 81-41 122-61 21 0 41 0 61 0-1 112-3 225-5 337 42 0 84 0 126 0 0 13 0 27-1 41-107 0-215 0-323 0z">
            <text:p/>
          </draw:path>
        </draw:g>
        <draw:g>
          <draw:path draw:style-name="gr65" draw:text-style-name="P49" draw:layer="layout" svg:width="0.418cm" svg:height="0.371cm" draw:transform="skewX (0.829031394697307) translate (17.2580185734122cm 7.15683506933156cm)" svg:viewBox="0 0 419 372" svg:d="M335 372l-276-317 2 26 1 44 1 247h-63v-372h81l280 319c-3-35-5-60-5-75v-244h63v372z">
            <text:p/>
          </draw:path>
          <draw:path draw:style-name="gr65" draw:text-style-name="P49" draw:layer="layout" svg:width="0.418cm" svg:height="0.371cm" draw:transform="skewX (0.829031394697307) translate (17.798201221814cm 7.15683506933156cm)" svg:viewBox="0 0 419 372" svg:d="M335 372l-276-317 2 26 1 44 1 247h-63v-372h81l280 319c-3-35-5-60-5-75v-244h63v372z">
            <text:p/>
          </draw:path>
          <draw:path draw:style-name="gr65" draw:text-style-name="P49" draw:layer="layout" svg:width="0.418cm" svg:height="0.371cm" draw:transform="skewX (0.829031394697307) translate (18.3383838702159cm 7.15683506933156cm)" svg:viewBox="0 0 419 372" svg:d="M335 372l-276-317 2 26 1 44 1 247h-63v-372h81l280 319c-3-35-5-60-5-75v-244h63v372z">
            <text:p/>
          </draw:path>
          <draw:path draw:style-name="gr65" draw:text-style-name="P49" draw:layer="layout" svg:width="0.071cm" svg:height="0.057cm" draw:transform="skewX (0.825366203268118) translate (18.5417386507198cm 7.47096987554547cm)" svg:viewBox="0 0 72 58" svg:d="M0 58c0-19 0-39 0-58 24 0 48 0 72 0 0 19 0 39-1 58-23 0-47 0-71 0z">
            <text:p/>
          </draw:path>
          <draw:path draw:style-name="gr65" draw:text-style-name="P49" draw:layer="layout" svg:width="0.322cm" svg:height="0.371cm" draw:transform="skewX (0.829031394697307) translate (19.0823436254462cm 7.15683506933156cm)" svg:viewBox="0 0 323 372" svg:d="M0 372c0-14 0-27 0-40 44 0 88 0 131 0 0-96 0-191 0-287-39 20-77 40-116 60 0-15 0-30 0-45 40-20 81-40 122-60 20 0 40 0 60 0 0 111 1 221 1 332 42 0 83 0 125 0 0 13 0 26 0 40-107 0-215 0-323 0z">
            <text:p/>
          </draw:path>
        </draw:g>
        <draw:g>
          <draw:path draw:style-name="gr65" draw:text-style-name="P49" draw:layer="layout" svg:width="0.425cm" svg:height="0.379cm" draw:transform="skewX (0.809658240000169) translate (16.2546789264839cm 8.3317252142015cm)" svg:viewBox="0 0 426 380" svg:d="M335 380l-270-324 1 26 1 45-5 253h-62l7-380h82l272 325c-2-35-3-60-3-76l5-249h63l-7 380z">
            <text:p/>
          </draw:path>
          <draw:path draw:style-name="gr65" draw:text-style-name="P49" draw:layer="layout" svg:width="0.425cm" svg:height="0.379cm" draw:transform="skewX (0.809658240000169) translate (16.7948615748857cm 8.3317252142015cm)" svg:viewBox="0 0 426 380" svg:d="M335 380l-270-324 1 26 1 45-5 253h-62l7-380h82l272 325c-2-35-3-60-3-76l5-249h63l-7 380z">
            <text:p/>
          </draw:path>
          <draw:path draw:style-name="gr65" draw:text-style-name="P49" draw:layer="layout" svg:width="0.425cm" svg:height="0.379cm" draw:transform="skewX (0.809658240000169) translate (17.3350442232875cm 8.3317252142015cm)" svg:viewBox="0 0 426 380" svg:d="M335 380l-270-324 1 26 1 45-5 253h-62l7-380h82l272 325c-2-35-3-60-3-76l5-249h63l-7 380z">
            <text:p/>
          </draw:path>
        </draw:g>
        <draw:g>
          <draw:path draw:style-name="gr65" draw:text-style-name="P49" draw:layer="layout" svg:width="0.425cm" svg:height="0.332cm" draw:transform="skewX (0.81262529972856) translate (15.475832604847cm 11.5080481559374cm)" svg:viewBox="0 0 426 333" svg:d="M335 333l-271-284 2 23 1 40-5 221h-62l7-333h81l273 286c-2-31-3-53-3-67l5-219h63l-7 333z">
            <text:p/>
          </draw:path>
          <draw:path draw:style-name="gr65" draw:text-style-name="P49" draw:layer="layout" svg:width="0.425cm" svg:height="0.332cm" draw:transform="skewX (0.81262529972856) translate (16.0160152532489cm 11.5080481559374cm)" svg:viewBox="0 0 426 333" svg:d="M335 333l-271-284 2 23 1 40-5 221h-62l7-333h81l273 286c-2-31-3-53-3-67l5-219h63l-7 333z">
            <text:p/>
          </draw:path>
          <draw:path draw:style-name="gr65" draw:text-style-name="P49" draw:layer="layout" svg:width="0.425cm" svg:height="0.332cm" draw:transform="skewX (0.81262529972856) translate (16.5561979016507cm 11.5080481559374cm)" svg:viewBox="0 0 426 333" svg:d="M335 333l-271-284 2 23 1 40-5 221h-62l7-333h81l273 286c-2-31-3-53-3-67l5-219h63l-7 333z">
            <text:p/>
          </draw:path>
          <draw:path draw:style-name="gr65" draw:text-style-name="P49" draw:layer="layout" svg:width="0.436cm" svg:height="0.03cm" draw:transform="skewX (0.830078592248503) translate (16.6002145511161cm 11.9067539321544cm)" svg:viewBox="0 0 437 31" svg:d="M1 31c-1-10-1-21-1-31 146 0 291 0 437 0 0 10 0 21 0 31-145 0-291 0-436 0z">
            <text:p/>
          </draw:path>
          <draw:path draw:style-name="gr65" draw:text-style-name="P49" draw:layer="layout" svg:width="0.198cm" svg:height="0.35cm" draw:transform="skewX (0.822399143539728) translate (17.4878359150684cm 11.4902707203302cm)" svg:viewBox="0 0 199 351" svg:d="M122 126v225h-66v-225h-56v-31h56v-29c0-23 8-40 23-51 16-10 41-15 73-15 19 0 34 1 47 3v32c-11-1-21-2-30-2-16 0-29 3-36 9-8 5-11 15-11 30v23h77v31z">
            <text:p/>
          </draw:path>
          <draw:path draw:style-name="gr65" draw:text-style-name="P49" draw:layer="layout" svg:width="0.326cm" svg:height="0.264cm" draw:transform="skewX (0.814545161905754) translate (17.6052965881451cm 11.5815944986414cm)" svg:viewBox="0 0 327 265" svg:d="M327 189c0 24-15 43-43 56s-68 20-119 20c-49 0-87-5-114-16-26-10-43-27-51-49l58-7c6 13 17 23 35 30 17 6 41 9 73 9 33 0 58-3 73-10 16-6 24-16 24-29 0-10-5-19-16-25-10-6-28-11-51-16l-48-8c-37-6-64-12-80-18s-28-14-37-22c-9-9-13-20-13-32 0-24 13-41 39-54 26-12 64-18 113-18 44 0 78 5 104 15s42 26 48 48l-59 4c-4-11-13-20-29-26s-38-9-64-9c-30 0-52 3-66 9-15 6-22 15-22 26 0 8 3 14 8 18 6 5 15 9 26 13 12 3 36 7 73 13 34 6 59 11 75 16 15 5 27 10 36 16s15 13 20 20c5 8 7 17 7 26z">
            <text:p/>
          </draw:path>
          <draw:path draw:style-name="gr65" draw:text-style-name="P49" draw:layer="layout" svg:width="0.525cm" svg:height="0.26cm" draw:transform="skewX (0.823620874016124) translate (18.0152309643666cm 11.5807173225423cm)" svg:viewBox="0 0 526 261" svg:d="M232 261v-163c0-24-6-41-16-51-11-9-30-14-57-14-28 0-50 7-67 21-16 14-24 33-24 58l1 149h-66l-1-202c0-29-1-48-2-54h62c0 1 1 3 1 6 0 4 1 8 1 12 0 5 1 13 1 25h1c15-18 31-30 49-37s41-11 67-11c30 0 54 4 71 12 18 7 30 20 37 36h1c13-17 30-29 49-37 20-7 43-11 71-11 40 0 69 7 87 21s28 37 28 69v171h-65v-163c-1-24-6-41-16-51-11-9-30-14-57-14-29 0-51 7-67 21-16 13-24 33-24 58l1 149z">
            <text:p/>
          </draw:path>
        </draw:g>
        <draw:g>
          <draw:path draw:style-name="gr65" draw:text-style-name="P49" draw:layer="layout" svg:width="0.419cm" svg:height="0.382cm" draw:transform="skewX (0.82798419714611) translate (15.6224895389259cm 14.651555024815cm)" svg:viewBox="0 0 420 383" svg:d="M336 383l-277-326 2 26 2 46 1 254h-63l-1-383h81l280 328c-3-35-4-61-4-77l-1-251h63l1 383z">
            <text:p/>
          </draw:path>
          <draw:path draw:style-name="gr65" draw:text-style-name="P49" draw:layer="layout" svg:width="0.419cm" svg:height="0.382cm" draw:transform="skewX (0.82798419714611) translate (16.1626721873277cm 14.651555024815cm)" svg:viewBox="0 0 420 383" svg:d="M336 383l-277-326 2 26 2 46 1 254h-63l-1-383h81l280 328c-3-35-4-61-4-77l-1-251h63l1 383z">
            <text:p/>
          </draw:path>
          <draw:path draw:style-name="gr65" draw:text-style-name="P49" draw:layer="layout" svg:width="0.419cm" svg:height="0.382cm" draw:transform="skewX (0.82798419714611) translate (16.7028548357296cm 14.651555024815cm)" svg:viewBox="0 0 420 383" svg:d="M336 383l-277-326 2 26 2 46 1 254h-63l-1-383h81l280 328c-3-35-4-61-4-77l-1-251h63l1 383z">
            <text:p/>
          </draw:path>
          <draw:path draw:style-name="gr65" draw:text-style-name="P49" draw:layer="layout" svg:width="0.445cm" svg:height="0.034cm" draw:transform="skewX (0.927293431584587) translate (16.6721443198302cm 15.1094148289151cm)" svg:viewBox="0 0 446 35" svg:d="M9 35c-3-11-6-23-9-35 146 0 291 0 437 0 3 12 6 24 9 35-146 0-292 0-437 0z">
            <text:p/>
          </draw:path>
          <draw:path draw:style-name="gr65" draw:text-style-name="P49" draw:layer="layout" svg:width="0.369cm" svg:height="0.293cm" draw:transform="skewX (0.84037603483527) translate (17.5041547620252cm 14.7403781255615cm)" svg:viewBox="0 0 370 294" svg:d="M231 294h-78l-153-294h70l93 191c4 8 13 29 28 65l11-32 14-32 84-192h70z">
            <text:p/>
          </draw:path>
          <draw:path draw:style-name="gr65" draw:text-style-name="P49" draw:layer="layout" svg:width="0.525cm" svg:height="0.298cm" draw:transform="skewX (0.827111532520113) translate (17.9340965786427cm 14.735005760597cm)" svg:viewBox="0 0 526 299" svg:d="M232 299v-186c0-28-6-48-16-59-11-11-30-16-57-16-28 0-50 8-67 24-16 16-24 38-24 67v170h-65l-1-231c0-34-1-55-2-63h62c0 1 1 4 1 8s1 8 1 13c0 6 1 15 1 30h1c14-21 31-36 49-44s41-12 67-12c30 0 54 4 71 13 18 9 30 23 37 43h1c13-20 30-34 49-43 20-9 43-13 71-13 40 0 69 8 87 24s28 43 28 80v195h-65l-1-186c0-28-5-48-15-59-11-11-30-16-57-16-29 0-51 8-67 24-16 15-24 38-24 67v170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1" draw:text-style-name="P51" draw:layer="layout" svg:width="16.799cm" svg:height="14.676cm" svg:x="2.1cm" svg:y="14.107cm" presentation:class="notes" presentation:user-transformed="true">
            <draw:text-box>
              <text:p text:style-name="P50"><text:span text:style-name="T33">Обычно каждому объекту соответствует несколько </text:span><text:span text:style-name="T34">слоев</text:span><text:span text:style-name="T33"> (forks). Каждый слой — это набор </text:span><text:span text:style-name="T34">сегментов</text:span><text:span text:style-name="T35"> (то есть один или несколько файлов). </text:span><text:span text:style-name="T33">Файлы-сегменты, из которых состоят слои, логически разбиты на </text:span><text:span text:style-name="T34">страницы</text:span><text:span text:style-name="T35">, обычно по 8 Кбайт (этот размер можно установить для всего кластера только при сборке сервера). Страницы файлов всех слоев объектов считываются с диска совершенно однотипно через общий механизм буферного кеша. </text:span><text:span text:style-name="T6">Сами слои содержат разную информацию и имеют разное внутреннее устройство страниц.</text:span></text:p>
              <text:p text:style-name="P50"><text:span text:style-name="T8">Основной слой</text:span><text:span text:style-name="T6"> — это собственно данные: версии строк таблиц или строки индексов.</text:span></text:p>
              <text:p text:style-name="P50"><text:span text:style-name="T6">Слой vm (visibility map) — битовая </text:span><text:span text:style-name="T8">карта видимости</text:span><text:span text:style-name="T6">. В ней отмечены страницы, которые содержат только актуальные версии строк, причем эти версии видны во всех снимках данных. Такие страницы давно не изменялись и успели полностью очиститься от неактуальных версий.</text:span></text:p>
              <text:p text:style-name="P50"><text:span text:style-name="T35">Карта видимости применяется для оптимизации очистки (отмеченные страницы не нуждаются в очистке) и для ускорения индексного доступа. Информация о версионности строк хранится только для таблиц, но не для индексов. Поэтому, получив из индекса ссылку на версию строки, нужно проверить ее видимость, обратившись к</text:span><text:span text:style-name="T6"> табличной странице.</text:span><text:span text:style-name="T6"><text:line-break/></text:span><text:span text:style-name="T6">Но если в самом индексе уже есть все нужные столбцы, а страница отмечена в карте видимости, то к таблице можно не обращаться.</text:span></text:p>
              <text:p text:style-name="P50"><text:span text:style-name="T6">Слой fsm (free space map) — </text:span><text:span text:style-name="T8">карта свободного пространства</text:span><text:span text:style-name="T6">. В ней отмечено доступное место внутри страниц, образующееся, например, при работе очистки. Эта карта используется при вставке новых версий строк для того, чтобы быстро найти подходящую страницу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1" draw:text-style-name="P37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31">TOAST</text:span></text:p>
          </draw:text-box>
        </draw:frame>
        <draw:frame presentation:style-name="pr9" draw:text-style-name="P4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Версия строки должна помещаться на одну страницу</text:span></text:p>
                <text:list>
                  <text:list-item>
                    <text:p text:style-name="P52"><text:span text:style-name="T28">можно сжать часть атрибутов,</text:span></text:p>
                  </text:list-item>
                  <text:list-item>
                    <text:p text:style-name="P52"><text:span text:style-name="T28">или вынести в отдельную TOAST-таблицу,</text:span></text:p>
                  </text:list-item>
                  <text:list-item>
                    <text:p text:style-name="P53"><text:span text:style-name="T28">или сжать и вынести одновременно</text:span></text:p>
                  </text:list-item>
                </text:list>
              </text:list-item>
              <text:list-item>
                <text:p text:style-name="P9"><text:span text:style-name="T29">TOAST-таблица</text:span></text:p>
                <text:list>
                  <text:list-item>
                    <text:p text:style-name="P52"><text:span text:style-name="T28">схема pg_toast</text:span></text:p>
                  </text:list-item>
                  <text:list-item>
                    <text:p text:style-name="P52"><text:span text:style-name="T28">поддержана собственным индексом</text:span></text:p>
                  </text:list-item>
                  <text:list-item>
                    <text:p text:style-name="P52"><text:span text:style-name="T28">«длинные» атрибуты разделены на части размером меньше страницы</text:span></text:p>
                  </text:list-item>
                  <text:list-item>
                    <text:p text:style-name="P52"><text:span text:style-name="T28">читается только при обращении к «длинному» атрибуту</text:span></text:p>
                  </text:list-item>
                  <text:list-item>
                    <text:p text:style-name="P52"><text:span text:style-name="T28">собственная версионность</text:span></text:p>
                  </text:list-item>
                  <text:list-item>
                    <text:p text:style-name="P52"><text:span text:style-name="T28">работает прозрачно для приложе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32" draw:layer="layout" svg:width="16.799cm" svg:height="13.364cm" svg:x="2.1cm" svg:y="14.107cm" presentation:class="notes" presentation:user-transformed="true">
            <draw:text-box>
              <text:p text:style-name="P31"><text:span text:style-name="T6">Любая версия строки в PostgreSQL должна целиком помещаться</text:span><text:span text:style-name="T6"><text:line-break/></text:span><text:span text:style-name="T6">на одну страницу. Для «длинных» версий строк применяется</text:span><text:span text:style-name="T6"><text:line-break/></text:span><text:span text:style-name="T6">технология TOAST — The Oversized Attributes Storage Technique. Она подразумевает несколько стратегий. Подходящий «длинный» атрибут может быть сжат так, чтобы версия строки поместилась на страницу. Если это не получается, атрибут может быть отправлен в отдельную служебную таблицу. Могут применяться и оба подхода.</text:span></text:p>
              <text:p text:style-name="P31"><text:span text:style-name="T6">Для каждой основной таблицы при необходимости создается отдельная toast-таблица (и к ней специальный индекс). Такие таблицы и индексы располагаются в отдельной схеме pg_toast и поэтому обычно не видны.</text:span></text:p>
              <text:p text:style-name="P31"><text:span text:style-name="T6">Версии строк в toast-таблице тоже должны помещаться на одну страницу, поэтому «длинные» значения хранятся порезанными</text:span><text:span text:style-name="T6"><text:line-break/></text:span><text:span text:style-name="T6">на части. Из этих частей PostgreSQL прозрачно для приложения «склеивает» необходимое значение.</text:span></text:p>
              <text:p text:style-name="P31"><text:span text:style-name="T6">Toast-таблица используется только при обращении к «длинному» значению. Кроме того, для toast-таблицы поддерживается своя версионность: если обновление данных не затрагивает «длинное» значение, новая версия строки будет ссылаться на то же самое значение в toast-таблице — это экономит место.</text:span></text:p>
              <text:p text:style-name="P31"><text:span text:style-name="T25"><text:a xlink:href="https://postgrespro.ru/docs/postgresql/16/storage-toast" xlink:type="simple">https://postgrespro.ru/docs/postgresql/16/storage-toast</text:a></text:span></text:p>
            </draw:text-box>
          </draw:frame>
        </presentation:notes>
      </draw:page>
      <draw:page draw:name="page9" draw:style-name="dp1" draw:master-page-name="master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1" draw:text-style-name="P37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5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6">Физически</text:span></text:p>
                <text:list>
                  <text:list-item>
                    <text:p text:style-name="P52"><text:span text:style-name="T37">данные распределены по табличным пространствам (каталогам)</text:span></text:p>
                  </text:list-item>
                  <text:list-item>
                    <text:p text:style-name="P52"><text:span text:style-name="T37">объект представлен несколькими слоями</text:span></text:p>
                  </text:list-item>
                  <text:list-item>
                    <text:p text:style-name="P53"><text:span text:style-name="T37">каждый слой состоит из одного или нескольких файлов-сегментов</text:span></text:p>
                  </text:list-item>
                </text:list>
              </text:list-item>
              <text:list-item>
                <text:p text:style-name="P9"><text:span text:style-name="T36">Табличными пространствами управляет администратор</text:span></text:p>
              </text:list-item>
              <text:list-item>
                <text:p text:style-name="P9"><text:span text:style-name="T36">Слои, файлы, TOAST — внутренняя кухня PostgreSQL</text:span></text:p>
              </text:list-item>
              <text:list-item>
                <text:p text:style-name="P9"><text:span text:style-name="T3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2" draw:text-style-name="P56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39"><text:span text:style-name="T38">Создайте новую базу данных и подключитесь к ней.</text:span><text:span text:style-name="T38"><text:line-break/></text:span><text:span text:style-name="T38">Создайте табличное пространство </text:span><text:span text:style-name="T39">ts</text:span><text:span text:style-name="T38">.</text:span><text:span text:style-name="T38"><text:line-break/></text:span><text:span text:style-name="T38">Создайте таблицу </text:span><text:span text:style-name="T39">t</text:span><text:span text:style-name="T38"> в табличном пространстве </text:span><text:span text:style-name="T39">ts</text:span><text:span text:style-name="T38"><text:line-break/></text:span><text:span text:style-name="T38">и добавьте в нее несколько строк.</text:span></text:p>
              </text:list-item>
            </text:list>
            <text:list text:style-name="L5">
              <text:list-item>
                <text:p text:style-name="P39"><text:span text:style-name="T38">Вычислите объем, занимаемый базой данных, таблицей</text:span><text:span text:style-name="T38"><text:line-break/></text:span><text:span text:style-name="T38">и табличными пространствами </text:span><text:span text:style-name="T39">ts</text:span><text:span text:style-name="T38"> и </text:span><text:span text:style-name="T39">pg_default</text:span><text:span text:style-name="T38">.</text:span></text:p>
              </text:list-item>
              <text:list-item>
                <text:p text:style-name="P39"><text:span text:style-name="T38">Перенесите таблицу в табличное пространство </text:span><text:span text:style-name="T39">pg_default</text:span><text:span text:style-name="T38">.</text:span><text:span text:style-name="T38"><text:line-break/></text:span><text:span text:style-name="T38">Как изменился объем табличных пространств?</text:span></text:p>
              </text:list-item>
              <text:list-item>
                <text:p text:style-name="P39"><text:span text:style-name="T38">Удалите табличное пространство </text:span><text:span text:style-name="T39">ts</text:span><text:span text:style-name="T38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5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Gradient_20_3" draw:display-name="Gradient 3" draw:style="linear" draw:start-color="#ffffff" draw:end-color="#f0e6ff" draw:start-intensity="100%" draw:end-intensity="100%" draw:angle="1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08A88465AD1986F2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27M</meta:editing-duration>
    <meta:editing-cycles>156</meta:editing-cycles>
    <meta:generator>LibreOffice/7.3.7.2$Linux_X86_64 LibreOffice_project/30$Build-2</meta:generator>
    <dc:date>2025-02-03T10:39:15.790875767</dc:date>
    <meta:document-statistic meta:object-count="294"/>
    <meta:template xlink:type="simple" xlink:actuate="onRequest" xlink:title="master" xlink:href="../../../../../.config/libreoffice/4/user/template/master.otp" meta:date="2015-06-03T14:43:56.815095550"/>
  </office:meta>
</office:document-meta>
</file>